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4C00000010E18EC3ED735E7085.png" manifest:media-type="image/png"/>
  <manifest:file-entry manifest:full-path="Pictures/10002ECA000007E1000001A857AEE1FECD5FC598.wmf" manifest:media-type="image/x-wmf"/>
  <manifest:file-entry manifest:full-path="Pictures/10001C86000004720000067015E3F7000B5081D1.wmf" manifest:media-type="image/x-wmf"/>
  <manifest:file-entry manifest:full-path="Pictures/100002010000002B0000003EC06920DF5BCE9E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line-height="115%"/>
      <style:text-properties style:font-name="Calibri" fo:font-size="11pt" style:font-size-asian="11pt" style:font-size-complex="11pt"/>
    </style:style>
    <style:style style:name="P4" style:family="paragraph" style:parent-style-name="Standard">
      <style:paragraph-properties fo:line-height="115%" fo:text-align="justify" style:justify-single-word="false"/>
      <style:text-properties style:font-name="Calibri" fo:font-size="11pt" style:font-size-asian="11pt" style:font-size-complex="11pt"/>
    </style:style>
    <style:style style:name="P5" style:family="paragraph" style:parent-style-name="Standard">
      <style:paragraph-properties fo:text-align="justify" style:justify-single-word="false"/>
      <style:text-properties style:font-name="Calibri" fo:font-size="11pt" style:font-size-asian="11pt" style:font-size-complex="11pt"/>
    </style:style>
    <style:style style:name="P6" style:family="paragraph" style:parent-style-name="Standard">
      <style:text-properties style:font-name="Calibri" fo:font-size="11pt" fo:font-style="italic" style:font-size-asian="11pt" style:font-style-asian="italic" style:font-size-complex="11pt"/>
    </style:style>
    <style:style style:name="P7" style:family="paragraph" style:parent-style-name="Standard">
      <style:text-properties fo:color="#000000" style:font-name="Calibri" fo:font-size="11pt" style:font-size-asian="11pt" style:font-size-complex="11pt"/>
    </style:style>
    <style:style style:name="P8" style:family="paragraph" style:parent-style-name="Standard">
      <style:paragraph-properties fo:line-height="115%"/>
      <style:text-properties fo:color="#000000" style:font-name="Calibri" fo:font-size="11pt" style:font-size-asian="11pt" style:font-size-complex="11pt"/>
    </style:style>
    <style:style style:name="P9" style:family="paragraph" style:parent-style-name="Standard">
      <style:paragraph-properties fo:line-height="115%" fo:text-align="justify" style:justify-single-word="false"/>
      <style:text-properties fo:color="#000000" style:font-name="Calibri" fo:font-size="11pt" style:font-size-asian="11pt" style:font-size-complex="11pt"/>
    </style:style>
    <style:style style:name="P10" style:family="paragraph" style:parent-style-name="Standard">
      <style:paragraph-properties style:line-height-at-least="0.1945in"/>
      <style:text-properties fo:color="#000000" style:font-name="Calibri" fo:font-size="11pt" style:font-size-asian="11pt" style:font-size-complex="11pt"/>
    </style:style>
    <style:style style:name="P11" style:family="paragraph" style:parent-style-name="Standard">
      <style:text-properties fo:color="#000000" style:font-name="Calibri" fo:font-size="11pt" fo:font-weight="bold" style:font-size-asian="11pt" style:font-weight-asian="bold" style:font-size-complex="11pt"/>
    </style:style>
    <style:style style:name="P12" style:family="paragraph" style:parent-style-name="Standard">
      <style:paragraph-properties fo:line-height="115%" fo:text-align="center" style:justify-single-word="false"/>
      <style:text-properties style:font-name="Helvetica" fo:font-size="8.5pt" style:font-size-asian="8.5pt" style:font-size-complex="8.5pt"/>
    </style:style>
    <style:style style:name="P13" style:family="paragraph" style:parent-style-name="Standard">
      <style:paragraph-properties fo:text-align="justify" style:justify-single-word="false"/>
    </style:style>
    <style:style style:name="P14" style:family="paragraph" style:parent-style-name="Standard">
      <style:text-properties fo:color="#1a1a1a" style:font-name="Calibri" fo:font-size="11pt" style:font-size-asian="11pt" style:font-size-complex="11pt"/>
    </style:style>
    <style:style style:name="P15" style:family="paragraph" style:parent-style-name="Standard">
      <style:paragraph-properties fo:text-align="justify" style:justify-single-word="false"/>
      <style:text-properties fo:color="#1a1a1a" style:font-name="Calibri" fo:font-size="11pt" style:font-size-asian="11pt" style:font-size-complex="11pt"/>
    </style:style>
    <style:style style:name="P16" style:family="paragraph" style:parent-style-name="Standard">
      <style:paragraph-properties fo:margin-left="3.622in" fo:margin-right="0in" fo:line-height="115%" fo:text-align="justify" style:justify-single-word="false" fo:text-indent="0.9055in" style:auto-text-indent="false"/>
      <style:text-properties fo:color="#000000" style:font-name="Calibri" fo:font-size="11pt" style:font-size-asian="11pt" style:font-size-complex="11pt"/>
    </style:style>
    <style:style style:name="P17" style:family="paragraph" style:parent-style-name="Standard">
      <style:paragraph-properties fo:margin-left="2.7165in" fo:margin-right="0in" fo:line-height="115%" fo:text-align="justify" style:justify-single-word="false" fo:text-indent="0.9055in" style:auto-text-indent="false"/>
    </style:style>
    <style:style style:name="P18" style:family="paragraph" style:parent-style-name="Standard">
      <style:paragraph-properties fo:margin-left="2.7165in" fo:margin-right="0in" fo:line-height="115%" fo:text-indent="0.9055in" style:auto-text-indent="false"/>
      <style:text-properties fo:color="#000000" style:font-name="Calibri" fo:font-size="11pt" style:font-size-asian="11pt" style:font-size-complex="11pt"/>
    </style:style>
    <style:style style:name="P19" style:family="paragraph" style:parent-style-name="Standard">
      <style:paragraph-properties fo:margin-left="2.7165in" fo:margin-right="0in" fo:line-height="115%" fo:text-align="justify" style:justify-single-word="false" fo:text-indent="0.9055in" style:auto-text-indent="false"/>
      <style:text-properties fo:color="#000000" style:font-name="Calibri" fo:font-size="11pt" style:font-size-asian="11pt" style:font-size-complex="11pt"/>
    </style:style>
    <style:style style:name="P20" style:family="paragraph" style:parent-style-name="Standard">
      <style:paragraph-properties fo:margin-left="2.7165in" fo:margin-right="0in" fo:text-align="justify" style:justify-single-word="false" fo:text-indent="0.9055in" style:auto-text-indent="false"/>
    </style:style>
    <style:style style:name="P21" style:family="paragraph" style:parent-style-name="Standard">
      <style:paragraph-properties fo:margin-left="3.622in" fo:margin-right="0in" fo:line-height="115%" fo:text-align="justify" style:justify-single-word="false" fo:text-indent="0in" style:auto-text-indent="false"/>
    </style:style>
    <style:style style:name="P22" style:family="paragraph" style:parent-style-name="Standard">
      <style:paragraph-properties fo:break-before="page"/>
    </style:style>
    <style:style style:name="P23" style:family="paragraph" style:parent-style-name="Standard" style:master-page-name="First_20_Page">
      <style:paragraph-properties fo:line-height="115%" style:page-number="auto"/>
    </style:style>
    <style:style style:name="P24" style:family="paragraph" style:parent-style-name="Frame_20_contents">
      <style:paragraph-properties fo:text-align="end" style:justify-single-word="false"/>
    </style:style>
    <style:style style:name="P25" style:family="paragraph" style:parent-style-name="Footer">
      <style:text-properties fo:language="en" fo:country="GB"/>
    </style:style>
    <style:style style:name="P26" style:family="paragraph" style:parent-style-name="Template_20_-_20_Adresse">
      <style:paragraph-properties>
        <style:tab-stops>
          <style:tab-stop style:position="0.2736in"/>
        </style:tab-stops>
      </style:paragraph-properties>
    </style:style>
    <style:style style:name="P27" style:family="paragraph" style:parent-style-name="Template_20_-_20_Fortroligt_2f_Internt">
      <style:paragraph-properties fo:text-align="center" style:justify-single-word="false"/>
    </style:style>
    <style:style style:name="P28" style:family="paragraph" style:parent-style-name="p1">
      <style:paragraph-properties fo:text-align="end" style:justify-single-word="false"/>
    </style:style>
    <style:style style:name="P29" style:family="paragraph" style:parent-style-name="p1">
      <style:paragraph-properties fo:line-height="115%" fo:text-align="justify" style:justify-single-word="false"/>
    </style:style>
    <style:style style:name="P30" style:family="paragraph" style:parent-style-name="p1">
      <style:paragraph-properties fo:line-height="115%"/>
      <style:text-properties fo:color="#000000" style:font-name="Calibri" fo:font-size="11pt" style:font-size-asian="11pt" style:font-size-complex="11pt"/>
    </style:style>
    <style:style style:name="P31" style:family="paragraph" style:parent-style-name="p1">
      <style:paragraph-properties fo:text-align="justify" style:justify-single-word="false"/>
    </style:style>
    <style:style style:name="P32" style:family="paragraph" style:parent-style-name="p1">
      <style:paragraph-properties fo:text-align="justify" style:justify-single-word="false"/>
      <style:text-properties fo:color="#1a1a1a" style:font-name="Calibri" fo:font-size="11pt" fo:font-style="italic" style:font-size-asian="11pt" style:font-style-asian="italic" style:font-size-complex="11pt"/>
    </style:style>
    <style:style style:name="P33" style:family="paragraph" style:parent-style-name="p1">
      <style:text-properties style:font-name="Calibri" fo:font-size="11pt" style:font-size-asian="11pt" style:font-size-complex="11pt"/>
    </style:style>
    <style:style style:name="P34" style:family="paragraph" style:parent-style-name="p1">
      <style:paragraph-properties fo:text-align="justify" style:justify-single-word="false"/>
      <style:text-properties style:font-name="Calibri" fo:font-size="11pt" style:font-size-asian="11pt" style:font-size-complex="11pt"/>
    </style:style>
    <style:style style:name="P35" style:family="paragraph" style:parent-style-name="p1">
      <style:text-properties style:font-name="Calibri" fo:font-size="11pt" fo:font-style="italic" style:font-size-asian="11pt" style:font-style-asian="italic" style:font-size-complex="11pt"/>
    </style:style>
    <style:style style:name="P36" style:family="paragraph" style:parent-style-name="p1" style:list-style-name="WWNum17"/>
    <style:style style:name="P37" style:family="paragraph" style:parent-style-name="p1">
      <style:text-properties style:text-line-through-style="solid" style:text-line-through-type="single" style:font-name="Calibri" fo:font-size="11pt" style:font-size-asian="11pt" style:font-size-complex="11pt"/>
    </style:style>
    <style:style style:name="P38" style:family="paragraph" style:parent-style-name="p1">
      <style:paragraph-properties fo:margin-left="0.25in" fo:margin-right="0in" fo:text-indent="0in" style:auto-text-indent="false"/>
      <style:text-properties style:text-line-through-style="solid" style:text-line-through-type="single" style:font-name="Calibri" fo:font-size="11pt" style:font-size-asian="11pt" style:font-size-complex="11pt"/>
    </style:style>
    <style:style style:name="P39" style:family="paragraph">
      <loext:graphic-properties draw:fill="none"/>
      <style:paragraph-properties fo:text-align="start"/>
      <style:text-properties fo:font-size="18pt"/>
    </style:style>
    <style:style style:name="T1" style:family="text">
      <style:text-properties fo:color="#000000" style:font-name="Calibri" fo:font-size="11pt" style:font-size-asian="11pt" style:font-size-complex="11pt"/>
    </style:style>
    <style:style style:name="T2" style:family="text">
      <style:text-properties fo:color="#000000" style:font-name="Calibri" fo:font-size="11pt" fo:font-style="italic" style:font-size-asian="11pt" style:font-style-asian="italic" style:font-size-complex="11pt"/>
    </style:style>
    <style:style style:name="T3" style:family="text">
      <style:text-properties fo:color="#000000" style:font-name="Calibri" fo:font-size="11pt" fo:font-style="italic" fo:font-weight="bold" style:font-size-asian="11pt" style:font-style-asian="italic" style:font-weight-asian="bold" style:font-size-complex="11pt"/>
    </style:style>
    <style:style style:name="T4" style:family="text">
      <style:text-properties fo:color="#000000" style:font-name="Calibri" fo:font-size="11pt" fo:font-weight="bold" style:font-size-asian="11pt" style:font-weight-asian="bold" style:font-size-complex="11pt"/>
    </style:style>
    <style:style style:name="T5" style:family="text">
      <style:text-properties style:font-name="Calibri" fo:font-size="11pt" fo:font-weight="bold" style:font-size-asian="11pt" style:font-weight-asian="bold" style:font-size-complex="11pt"/>
    </style:style>
    <style:style style:name="T6" style:family="text">
      <style:text-properties style:font-name="Calibri" fo:font-size="11pt" style:font-size-asian="11pt" style:font-size-complex="11pt"/>
    </style:style>
    <style:style style:name="T7" style:family="text">
      <style:text-properties style:font-name="Calibri" fo:font-size="11pt" officeooo:rsid="0013ee05" style:font-size-asian="11pt" style:font-size-complex="11pt"/>
    </style:style>
    <style:style style:name="T8" style:family="text">
      <style:text-properties style:font-name="Calibri" fo:font-size="11pt" fo:font-style="italic" style:font-size-asian="11pt" style:font-style-asian="italic" style:font-size-complex="11pt"/>
    </style:style>
    <style:style style:name="T9" style:family="text">
      <style:text-properties style:font-name="Calibri" fo:font-size="11pt" fo:language="en" fo:country="US" fo:font-weight="bold" style:font-size-asian="11pt" style:font-weight-asian="bold" style:font-size-complex="11pt"/>
    </style:style>
    <style:style style:name="T10" style:family="text">
      <style:text-properties style:font-name="Calibri" fo:font-size="9pt" fo:language="en" fo:country="GB" style:font-size-asian="9pt" style:font-size-complex="9pt"/>
    </style:style>
    <style:style style:name="T11" style:family="text">
      <style:text-properties style:font-name="Calibri" fo:font-size="9pt" fo:language="en" fo:country="GB" fo:font-weight="normal" style:font-size-asian="9pt" style:font-weight-asian="normal" style:font-size-complex="9pt"/>
    </style:style>
    <style:style style:name="T12" style:family="text">
      <style:text-properties style:font-name="Calibri" fo:language="en" fo:country="GB" style:font-size-complex="8pt"/>
    </style:style>
    <style:style style:name="T13" style:family="text">
      <style:text-properties fo:color="#1a1a1a" style:font-name="Calibri" fo:font-size="11pt" fo:font-style="italic" style:font-size-asian="11pt" style:font-style-asian="italic" style:font-size-complex="11pt"/>
    </style:style>
    <style:style style:name="T14" style:family="text">
      <style:text-properties fo:color="#1a1a1a" style:font-name="Calibri" fo:font-size="11pt" style:font-size-asian="11pt" style:font-size-complex="11pt"/>
    </style:style>
    <style:style style:name="T15" style:family="text">
      <style:text-properties fo:color="#1a1a1a" style:text-position="sub 58%" style:font-name="Calibri" fo:font-size="11pt" style:font-size-asian="11pt" style:font-size-complex="11pt"/>
    </style:style>
    <style:style style:name="T16" style:family="text">
      <style:text-properties style:text-line-through-style="solid" style:text-line-through-type="single" style:font-name="Calibri" fo:font-size="11pt" fo:font-style="italic" style:font-size-asian="11pt" style:font-style-asian="italic" style:font-size-complex="11pt"/>
    </style:style>
    <style:style style:name="T17" style:family="text">
      <style:text-properties style:text-line-through-style="solid" style:text-line-through-type="single" style:font-name="Calibri" fo:font-size="11pt" style:font-size-asian="11pt" style:font-size-complex="11pt"/>
    </style:style>
    <style:style style:name="T18" style:family="text">
      <style:text-properties fo:color="#ff0000" style:font-name="Calibri" fo:font-size="11pt" style:font-size-asian="11pt" style:font-size-complex="11pt"/>
    </style:style>
    <style:style style:name="T19" style:family="text">
      <style:text-properties style:text-position="sub 58%" style:font-name="Calibri" fo:font-size="11pt" style:font-size-asian="11pt" style:font-size-complex="11pt"/>
    </style:style>
    <style:style style:name="T20" style:family="text">
      <style:text-properties style:use-window-font-color="true"/>
    </style:style>
    <style:style style:name="T21" style:family="text">
      <style:text-properties fo:color="#ce181e" style:font-name="Calibri" fo:font-size="11pt" officeooo:rsid="0013ee05" style:font-size-asian="11pt" style:font-size-complex="11pt"/>
    </style:style>
    <style:style style:name="T22" style:family="text">
      <style:text-properties fo:color="#ce181e" style:text-line-through-style="solid" style:text-line-through-type="single" style:font-name="Calibri" fo:font-size="11pt" style:font-size-asian="11pt" style:font-size-complex="11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3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91in" fo:margin-top="0in" fo:margin-bottom="0.0016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none" svg:stroke-width="0in" draw:fill="none" draw:textarea-vertical-align="top" draw:auto-grow-height="false" fo:min-height="0.3528in" fo:min-width="0.4098in" fo:padding-top="0in" fo:padding-bottom="0in" fo:padding-left="0in" fo:padding-right="0in" fo:wrap-option="wrap" fo:margin-left="0.1252in" fo:margin-right="0.1252in" fo:margin-top="0.0028in" fo:margin-bottom="0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Prof. Laura Gagliardi</text:span></text:p>
      <text:p text:style-name="P1"><text:span text:style-name="T1">Associate Editor</text:span></text:p>
      <text:p text:style-name="P1"><text:span text:style-name="T1">Journal of Chemical Theory and Computation</text:span></text:p>
      <text:p text:style-name="P1"><text:span text:style-name="T1">University of Minnesota</text:span></text:p>
      <text:p text:style-name="P1"><text:span text:style-name="T1">United States</text:span></text:p>
      <text:p text:style-name="P3"/>
      <text:p text:style-name="P28"><text:span text:style-name="T5"><text:tab/><text:tab/><text:tab/></text:span><text:span text:style-name="T6">Kongens Lyngby, 25/12/2018</text:span></text:p>
      <text:p text:style-name="P5"/>
      <text:p text:style-name="P2"><text:span text:style-name="T1">Dear Professor Gagliardi,</text:span></text:p>
      <text:p text:style-name="P9"/>
      <text:p text:style-name="P29"><text:span text:style-name="T1">Attached please find a revised version of the manuscript: </text:span></text:p>
      <text:p text:style-name="P29"><text:span text:style-name="T1">“</text:span><text:span text:style-name="T2">A new and efficient equation-of-motion coupled-cluster framework for core-excited and core-ionized states</text:span><text:span text:style-name="T1">” </text:span></text:p>
      <text:p text:style-name="P29"><text:span text:style-name="T1">by Marta Lopez Vidal, Xintian Feng, Evgeny Epifanovsky, Anna I. Krylov and Sonia Coriani, <text:line-break/>for consideration for publication in the Journal of Chemical Theory and Computation.</text:span></text:p>
      <text:p text:style-name="P8"/>
      <text:p text:style-name="P2"><text:span text:style-name="T1">In this manuscript, we present an analytical implementation of a novel core-valence separation (CVS) approximation within the equation-of-motion (EOM) coupled-cluster with single and double substitutions (CCSD) method, which has been implemented in the Q-Chem program package. The CVS approximation permits to extend the highly accurate EOM-CC method to the study of core related processes by reducing the configurational space and thus the computational cost to a tractable level. Our new implementation is fully analytic, as the valence-only single excitations are explicitly removed from the EOM equations, and not iteratively projected out as done in previous work. Moreover, we explicitly avoid the calculations of the core-valence ground state amplitudes, as a frozen-core ground-state wavefunction is assumed. Our new implementation thus accounts for an efficient and accurate calculation of core-excitation and ionization energies and spectral intensities, including transient core-absorption spectral parameters and natural transition orbitals, allowing the simulation and subsequent analysis of, for instance, cutting-edge X-ray Absorption Spectroscopy (XAS) and Time-Resolved (TR) XAS experiments. We believe that our method will enhance the understanding of core-related processes, and that both the experimental and the theoretical communities will benefit from it.</text:span></text:p>
      <text:p text:style-name="P9"/>
      <text:p text:style-name="P2"><text:span text:style-name="T1">A previous version of manuscript was submitted to the Journal of Chemical Theory and Computation on October 15, 2018 (your ref. ct-2018-01038v) and evaluated by three referees. While referees #2 and #3 found the manuscript suitable for publication in the Journal of Chemical Theory and Computation after some revisions, referee #1 claimed that the approach contained a “conceptual inconsistency” and concluded that he/she could “not recommend the paper for acceptance in JCTC, at least from a CC viewpoint.” We disagree with this decision, as we have the impression that the referee did not fully understand our derivation. </text:span></text:p>
      <text:p text:style-name="P9"/>
      <text:p text:style-name="P2"><text:soft-page-break/><text:span text:style-name="T1">We have carefully addressed all comments raised by the three referees and modified the manuscript accordingly. A point-by-point reply to comments is hereby attached. </text:span></text:p>
      <text:p text:style-name="P2"><text:span text:style-name="T1">We therefore kindly ask you to reconsider our manuscript for publication in J. Chem. Theory Comput., as we firmly believe J. Chem. Theory Comput. is the most appropriate journal to communicate our methodology to the scientific community.</text:span></text:p>
      <text:p text:style-name="P12"/>
      <text:p text:style-name="P4"/>
      <text:p text:style-name="P30"/>
      <text:p text:style-name="P16"/>
      <text:p text:style-name="P17"><text:span text:style-name="T1">Sincerely Yours</text:span></text:p>
      <text:p text:style-name="P18"/>
      <text:p text:style-name="P19"/>
      <text:p text:style-name="P17"><text:span text:style-name="T1">Marta Lopez Vidal</text:span></text:p>
      <text:p text:style-name="P21"><text:span text:style-name="T1">DTU Chemistry, </text:span></text:p>
      <text:p text:style-name="P21"><text:span text:style-name="T1">Technical University of Denmark</text:span><text:bookmark text:name="HIF_SD_USR_title"/></text:p>
      <text:p text:style-name="P20"><text:span text:style-name="T1"><text:tab/></text:span></text:p>
      <text:p text:style-name="P10"/>
      <text:p text:style-name="P22"><text:span text:style-name="T1">Manuscript </text:span><text:span text:style-name="T4">ct-2018-01038v</text:span></text:p>
      <text:p text:style-name="P29"><text:span text:style-name="T1">“</text:span><text:span text:style-name="T3">A new and efficient equation-of-motion coupled-cluster framework for core-excited and core-ionized states</text:span><text:span text:style-name="T1">” </text:span></text:p>
      <text:p text:style-name="Standard"><text:span text:style-name="T1">by Marta López Vidal, Xintian Feng, Evgeny Epifanovsky, Anna I. Krylov and Sonia Coriani </text:span></text:p>
      <text:p text:style-name="P11"/>
      <text:p text:style-name="Standard"><text:span text:style-name="T4">Reply to the comments of referee 1</text:span></text:p>
      <text:p text:style-name="P7"/>
      <text:p text:style-name="Standard"><text:span text:style-name="T13">The authors report an implementation of the CVS approximation within the EOM-CCSD scheme. They suggest to run the calculation for the CC reference state in the frozen-core approximation and to include only excitation/ionization operators containing at least one core orbitals in the EOM step. While this scheme seems to closely follow the idea of the original paper on CVS (Cederbaum and co-workers, Ref. 36 of the manuscript), a conceptual inconsistency in this approach is quite problematic. Namely, such a scheme as fc-CVS-EOM-CCSD can no longer be size-extensive (i.e., size-intensive for the excitation energies), as it is mandatory for any meaningful EOM-CC scheme that the EOM excitation manifold should also be included in the solution for the reference state. This is to render the first column of the effective Hamiltonian matrix (Eq. 13 of the ms) zero (except for the first entry). This is clearly no longer the case in the scheme suggested here. Violation of this crucial condition leads to unlinked terms in the EOM working equation and to excitation energies that are no longer size-intensive. As the suggested approach is seriously flawed in this way, I cannot recommend the paper for acceptance in JCTC, at least from a CC viewpoint.</text:span><text:span text:style-name="T14"><text:line-break/></text:span><text:span text:style-name="T13">I should add that the paper is written in a way that unfortunately this issue of non size-intensivity is not even mentioned or discussed. I find this disappointing and consider it worthwhile to point out that a related discussion can be found, for example, in JCTC,10, 5567 in the context of a EOM-CC treatment with spin-orbit coupling. Considering the present manuscript, it remains not entirely clear how the present authors treat the first column of the similarity-transformed Hamiltonian. Without further knowledge, I assume that they go for the scheme that is not size-intensive, but it could also be that they have neglected the disconnected terms (as for example suggested in JCTC 10, 5567). All of these issues need to be properly discussed, which has not been done yet.</text:span><text:span text:style-name="apple-converted-space"><text:span text:style-name="T13"> </text:span></text:span><text:span text:style-name="T13"><text:line-break/></text:span></text:p>
      <text:p text:style-name="P13"><text:span text:style-name="T14">We thank the referee for pointing out that a discussion of the issue of size-intensivity/size-extensivity was needed, which has now been added in the Theory session. We have now clarified that our method does indeed yield size-intensive excitation energies, and added numerical evidence of it. When applying the ‘negligible Coulomb integrals’ condition proposed by Cederbaum and co-workers in 1980 (which has been successfully used in the context of other correlated approaches like the ADC framework), the CC amplitude constraints in the canonical basis, that constitute the first row of the effective Hamiltonian matrix (our Eq. 13), are exactly zero for the ``valence-only’’ CC amplitudes, as obtained when applying the frozen-core approximation in the determination of the CC ground-state energy and wave-function parameters. This observation justifies our use of the frozen-core approximation during the ground state optimization. Moreover, in the frozen core approximation, the amplitudes for substitutions from core orbitals are trivially set equal to zero. Consequently, we build our effective Hamiltonian imposing that the first column of its matrix representation is zero, except for the first entry (that is, the CC energy), hereby yielding a rigorous size-intensive approach for the core excitation energies. References to JCTC 10, 5567 as well as a few other relevant papers have also been added.</text:span></text:p>
      <text:p text:style-name="P14"/>
      <text:p text:style-name="Standard"><text:soft-page-break/><text:span text:style-name="T13">Further, I find the discussion odd for the following reason. The original CVS idea was put forth to be used in a low-level theoretical context. However, EOM-CC, in particular when extended to higher excitations, aims at high accuracy. In my opinion, the argument that integrals involving core orbitals are negligible makes little sense, as this argument is identical to a statement that core correlation does not matter. We all know that this is not justified in the context of high-level calculations.</text:span></text:p>
      <text:p text:style-name="P14"/>
      <text:p text:style-name="P13"><text:span text:style-name="T14">We disagree with this statement. “Negligible integrals” criteria have been used before in the context of high-level calculations, as, for instance, in the definition of the very successful frozen-core approximation itself (see, e.g., Koch et al., 1991), routinely used in methods like MP2, CC and ADC, including the ‘gold standard’ CCSD(T). The CVS approximation, as proposed by Cederbaum, Schirmer and coworkers, is just one variant of a negligible-integrals criterion. </text:span></text:p>
      <text:p text:style-name="P14"/>
      <text:p text:style-name="Standard"><text:span text:style-name="T13">In addition, I am wondering how the present scheme is validated. The authors indeed report an extensive data set (in comparison with experiment) and discuss basis-set effects in great detail. However, a serious discussion of the general accuracy of fc-CVS-EOM-CC in the context of EOM-CC theory and in light with Ref. 24 should be given. How large are core-correlation effects on the EEs and IEs? Is the treatment really consistent/balanced in the sense that no core correlation should be included for the reference state and no valence correlation in the core-excited/ionized state. What about the convergence in the EOM-CC hierarchy when going to higher excitations? All of these issues remain somewhat unclear despite the rather impressive set of computational results reported in the manuscript.</text:span></text:p>
      <text:p text:style-name="P6"/>
      <text:p text:style-name="P13"><text:span text:style-name="T14">The presented set of results was chosen in order to illustrate the ability of our methodology to yield reliable spectral information in comparison to experiment, as experimentalists do need reliable ab initio methods to decode their spectra. We agree with the referee that a more detailed benchmark with respect to other CC methods is needed, and we currently working on it. We do however think that an extended benchmark requires a dedicated study on its own and is therefore beyond the present study, which focuses intead in presenting the overall idea and implementational aspects of a novel EOM-CCSD method for core excitation energies and intensities.</text:span></text:p>
      <text:p text:style-name="P7"/>
      <text:p text:style-name="Standard"><text:span text:style-name="T9">Reply to the comments of Referee #2</text:span></text:p>
      <text:p text:style-name="P7"/>
      <text:p text:style-name="P13"><text:span text:style-name="T13">This paper by Vidal et al. presents a new methodology based on EOM-CCSD with core-valence-separation (CVS) and frozen core (FC) approximations for calculation of core-excited and core-ionised states. It is called by the authors fc-CVS-EOM-CCSD. The CVS strategy decouples the core excitations from the rest of the configurational space; in this way, it allows standard methods that are used to calculate excited and ionised states to be extended to also calculate core-level states. It also leads to a significant reduction in computational cost. It gives close agreement to experimental X-ray absorption spectra (XAS) and ionisation energies (IEs) for a number of small molecules. The work includes an extension of the method to compute transition density matrices between two excited states. This is interesting for many purposes, including time-resolved NEXAFS, where for example an optical/UV pulse pumps a molecule, then X-ray absorption is used as a probe.</text:span><text:span text:style-name="apple-converted-space"><text:span text:style-name="T13"> </text:span></text:span></text:p>
      <text:p text:style-name="P14"><text:span text:style-name="apple-converted-space"/></text:p>
      <text:p text:style-name="P13"><text:span text:style-name="apple-converted-space"><text:span text:style-name="T14">We thank the referee for his appreciation of our work.</text:span></text:span></text:p>
      <text:p text:style-name="P15"/>
      <text:p text:style-name="P13"><text:span text:style-name="T13">I have two comments as follows:</text:span></text:p>
      <text:p text:style-name="P13"><text:soft-page-break/><text:span text:style-name="T13">1. There is a general trend in the results that inclusion of Rydberg orbitals in the basis set improves the resulting XAS, making it closer to the experiment. This general improvement is also true when using the Dunning rather than the Pople basis set, even without specific Rydberg orbitals added. Does this imply that Dunning basis sets are generally better suited to calculation of core-excitations? Could this be because they naturally contain more 'Rydberg character' (basis functions with lower exponents, i.e. more diffuse Gaussians) than Pople basis sets?</text:span></text:p>
      <text:p text:style-name="P15"/>
      <text:p text:style-name="P13"><text:span text:style-name="T14">Yes and no. The chosen Pople set, 6-311++G**, performs better than Dunning’s aug-cc-pVDZ basis (for which we do not report any results in the manuscript) but slightly worse than the aug-cc-pVTZ basis. The 6-311++G** is of triple zeta character (like aug-cc-pVTZ) but smaller in size, and hence less flexible, than the aug-cc-pVTZ one. This makes it a convenient choice for larger systems, where the aug-cc-pVTZ (on all atoms, at least) would become prohibitive. </text:span></text:p>
      <text:p text:style-name="P15"/>
      <text:p text:style-name="P13"><text:span text:style-name="T14"><text:s/></text:span><text:span text:style-name="T13">2. For water and ammonia the Rydberg orbitals greatly improve the agreement with experiment of the higher energy peak(s). In the case of the vinyl fluoride spectrum, they only give a slight improvement. Can you comment why that is? The absorbing atom in all cases is bonded to hydrogens. The only difference I notice is the C=C double bond and one of the carbons in vinyl</text:span><text:span text:style-name="apple-converted-space"><text:span text:style-name="T13"> </text:span></text:span><text:span text:style-name="T13">fluoride is bonded to a fluorine. Are bonds to heavier atoms the significant factor which governs whether or not Rydbergs are needed?</text:span></text:p>
      <text:p text:style-name="P7"/>
      <text:p text:style-name="P13"><text:span text:style-name="T14">At present stage, we think it is premature to propose a general ‘rule’ concerning when one can expect Rydberg functions to be needed. A more extensive benchmark study is required, which is, as mentioned earlier, on our agenda. On the other hand, it seems reasonable to conclude that Rydberg-type functions are particularly useful in describing Rydberg transitions (like in H</text:span><text:span text:style-name="T15">2</text:span><text:span text:style-name="T14">O and NH</text:span><text:span text:style-name="T15">3</text:span><text:span text:style-name="T14">), whereas their effect is more moderate when the transitions are of valence character (like in vinyl</text:span><text:span text:style-name="apple-converted-space"><text:span text:style-name="T14"> </text:span></text:span><text:span text:style-name="T14">fluoride).</text:span></text:p>
      <text:p text:style-name="P7"/>
      <text:p text:style-name="Standard"><text:span text:style-name="T9">Reply to the comments of Referee #3</text:span></text:p>
      <text:p text:style-name="P31"><text:span text:style-name="T13">This article presents a new implementation of the core-valence separated equation-of-motion coupled cluster (CVS-EOMCC) method for both excited and ionized states, allowing applications in NEXAFS (XAS) and XPS spectroscopy. The implementation presented here is unique in two ways, 1) it is an efficient implementation of the CVS, meaning that the valence-only amplitudes are explicitly removed from the equations and not projected out after-the-fact as in other implementations, and 2) it explicitly avoids the use of the core-valence ground state amplitudes, as a frozen-core ground state wavefunction is assumed. This assumption is founded on the energy separation argument which prompted the development of the CVS by Domcke et al. and arguments in terms of MO integrals by Wenzel et al. The use of the frozen-core approximation is also intended to improve accuracy by balancing the assumption used in the CVS calculation of the excited state. The authors proceed to test this implementation on a variety of small molecular systems, as well as in the calculation of valence-to-core excitations in uracil, relevant to time-resolved experimental studies. The results show uniformly good agreement with experiment, and some possible improvement over all-electron CVS-EOMCC calculations. This paper should be published in JCTC with at least minor revisions. Slightly more extensive revision, especially with regards to comparison with previous computational approaches would significantly enhance the paper. </text:span></text:p>
      <text:p text:style-name="P32"/>
      <text:p text:style-name="p1"><text:span text:style-name="apple-converted-space"><text:span text:style-name="T14">We thank the referee for his/her recognition of the importance of our work, and for his/her careful proof-reading of our manuscript and SI material. </text:span></text:span></text:p>
      <text:p text:style-name="p1"><text:soft-page-break/><text:span text:style-name="apple-converted-space"><text:span text:style-name="T14">We have addressed and corrected all typos in the text and equations he/she pointed out (see text highlighted in red). <text:line-break/>Below, we will limit ourselves to specifically respond to points where a comment is appropriate.</text:span></text:span></text:p>
      <text:p text:style-name="P33"/>
      <text:list xml:id="list3922524621" text:style-name="WWNum17">
        <text:list-item>
          <text:p text:style-name="P36"><text:span text:style-name="T13">In the discussion of DFT-based methods for XAS and XPS in the introduction, only TD-DFT is mentioned. TD-DFT suffers from a well-known lack or orbital relaxation effects. From the literature, it seems that most modern studies employ Delta-KS or transition potential (TP-DFT) approaches which do include relaxation. These approaches should be discussed as well.</text:span></text:p>
        </text:list-item>
      </text:list>
      <text:p text:style-name="P33"/>
      <text:p text:style-name="P31"><text:span text:style-name="T6">We agree with the referee that Delta-KS and TP-DFT have proven quite successful for traditional <text:line-break/>X-ray absorption, and a few references have now been added in the manuscript. We stress nonetheless that the extension of Delta-KS and TP-DFT to transient-state/time-resolved NEXAFS has not, to the best of our knowledge, yet been done. TR-NEXAFS is one of the most interesting experimental techniques at X-ray sources nowadays, and its simulation and interpretation is one of the main points in our study. Moreover, our method belongs to the real of response methodologies, as TDDFT does.</text:span></text:p>
      <text:p text:style-name="P33"/>
      <text:list xml:id="list165259749016116" text:continue-numbering="true" text:style-name="WWNum17">
        <text:list-item>
          <text:p text:style-name="P36"><text:span text:style-name="T8">The statement at the end of the first paragraph on page 3 (“…which are among the most successful…for describing X-ray…”) is too strong. While I’m 100% a CC person, there simply isn’t enough data yet (incl. the current work). A statement highlighting the systematic improvability of EOM-CC and “promising results” etc. would be better.</text:span></text:p>
        </text:list-item>
      </text:list>
      <text:p text:style-name="P33"/>
      <text:p text:style-name="P31"><text:span text:style-name="T6">There was probably a misunderstanding of our statement, that we have now modified. What we meant it that CC methods are among the most successful ab initio methods for molecular properties and electronic spectra in the UV-vis region (which we believe the referee will agree upon with us), and our manuscript focuses in their extension to core spectroscopies.</text:span></text:p>
      <text:p text:style-name="P33"/>
      <text:list xml:id="list165259274955619" text:continue-numbering="true" text:style-name="WWNum17">
        <text:list-item>
          <text:p text:style-name="P36"><text:span text:style-name="T16">In (1), e^{-T} should be to the right of L.</text:span></text:p>
        </text:list-item>
      </text:list>
      <text:p text:style-name="p1"><text:span text:style-name="T17">FIXED</text:span></text:p>
      <text:p text:style-name="P38"/>
      <text:list xml:id="list165259816407356" text:continue-numbering="true" text:style-name="WWNum17">
        <text:list-item>
          <text:p text:style-name="P36"><text:span text:style-name="T17">In the second sentence after (6), “Furthermore…excitation operators” should read “excitation and de-excitation operators”.</text:span></text:p>
        </text:list-item>
      </text:list>
      <text:p text:style-name="p1"><text:span text:style-name="T17">FIXED</text:span></text:p>
      <text:p text:style-name="p1"><text:span text:style-name="T17">5) In (7) and (8) the order of the operators should be abji and ijba (or aibj and iajb).</text:span></text:p>
      <text:p text:style-name="p1"><text:span text:style-name="T17">6) Similarly, in (9) ordering the operators as aji would be more consistent with the</text:span></text:p>
      <text:p text:style-name="p1"><text:span text:style-name="T17">derivation of EOMIP from EOMEE by the introduction of a continuum orbital. Note that</text:span></text:p>
      <text:p text:style-name="p1"><text:span text:style-name="T17">this would induce a sign change in the R2 and L2 terms in the supplementary material.</text:span></text:p>
      <text:p text:style-name="P33"/>
      <text:p text:style-name="p1"><text:span text:style-name="T8">7) In the discussion around (13), the importance of the zeros in the first column should be mentioned, i.e. the r1+r2 equations are decoupled from the ground state and the total energy is size extensive despite a linear parametrization.</text:span></text:p>
      <text:p text:style-name="P33"/>
      <text:p text:style-name="p1"><text:span text:style-name="T6">We have now highlighted this point, as also required by referee 1.</text:span></text:p>
      <text:p text:style-name="p1"><text:span text:style-name="T6"><text:line-break/></text:span><text:span text:style-name="T8">8) In the discussion of the density matrices derived from EOMCC, amplitude and orbital relaxation effects should be mentioned. Most importantly, it should be made clear that the density matrices </text:span><text:soft-page-break/><text:span text:style-name="T8">used in this work are expectation values, e.g. including no relaxation.<text:line-break/></text:span></text:p>
      <text:p text:style-name="p1"><text:span text:style-name="T6">Appropriate comments on this aspect have been added </text:span></text:p>
      <text:p text:style-name="p1"><text:span text:style-name="T6"><text:line-break/></text:span><text:span text:style-name="T8">9) This is a nitpick and not a required revision, but in (27) I would feel much better if the orbital labeling was consistent with the symmetry of the integrals</text:span><text:span text:style-name="T6">.</text:span></text:p>
      <text:p text:style-name="P33"/>
      <text:p text:style-name="p1"><text:span text:style-name="T18">??? I DO NOT UNDERSTAND THIS POINT</text:span></text:p>
      <text:p text:style-name="P33"/>
      <text:p text:style-name="p1"><text:span text:style-name="T8">10) While the discussion of the fc-CVS-EOMCC method starts with the observations of Wenzel about integral magnitudes, it should be made clear that the screening implied by (27) is NOT used in the implementation beyond the motivation to adopt a frozen-core ground state solution. E.g. integrals such as &lt;Ip|qr&gt; appear in the supplementary equations.</text:span></text:p>
      <text:p text:style-name="P33"/>
      <text:p text:style-name="p1"><text:span text:style-name="T6">We have made this point clear in the revised text</text:span></text:p>
      <text:p text:style-name="P33"/>
      <text:p text:style-name="P31"><text:span text:style-name="T8">11) While I feel that the use of the FC approximation for the ground state is well-justified from an energy separation standpoint (in the same way the CVS is), I note that the particular formulation of the CVS employed, i.e. that *at least* one occupied orbital must be from the core DOES also include additional core-valence correlation effects in the excited state. It would be helpful if the authors could justify this choice and briefly</text:span></text:p>
      <text:p text:style-name="P31"><text:span text:style-name="T8">analyze core-correlation vs. core-relaxation effects in the amplitude equations.</text:span></text:p>
      <text:p text:style-name="P33"/>
      <text:p text:style-name="p1"><text:span text:style-name="T17">12) On page 12, the introduction of the i_v notation is easy to miss. Clarification by example</text:span></text:p>
      <text:p text:style-name="p1"><text:span text:style-name="T17">(“split into occupied valence (i_v j_v …) and occupied core (I J …) indices” etc.) would be</text:span></text:p>
      <text:p text:style-name="p1"><text:span text:style-name="T17">helpful. This notation is inconsistently used in some of the following equations (esp.</text:span></text:p>
      <text:p text:style-name="p1"><text:span text:style-name="T17">those near the end of section 2.2).</text:span></text:p>
      <text:p text:style-name="P33"/>
      <text:p text:style-name="p1"><text:span text:style-name="T8">13) On page 12 in the sentence “Hence, by restricting…all terms involving valence excitations” should read “all terms involving only valence excitations”.</text:span></text:p>
      <text:p text:style-name="P35"/>
      <text:p text:style-name="p1"><text:span text:style-name="T6">Done</text:span></text:p>
      <text:p text:style-name="P33"/>
      <text:p text:style-name="p1"><text:span text:style-name="T8">14) In the next sentence “The frozen-core approximation…” is slightly confusing. It would make more sense to say the that only ground state amplitudes with valence occupied orbitals are present.</text:span></text:p>
      <text:p text:style-name="P33"/>
      <text:p text:style-name="p1"><text:span text:style-name="T6">Done</text:span></text:p>
      <text:p text:style-name="P33"/>
      <text:p text:style-name="p1"><text:span text:style-name="T8">15) In many equations (esp. in supplementary material), but using the first and second parenthesized terms of (29) as an example, two terms are equivalent by relabeling/reordering of indices.</text:span></text:p>
      <text:p text:style-name="P33"/>
      <text:p text:style-name="p1"><text:span text:style-name="T8">16) In section 3, are the optimized CCSD(T) geometries FC or AE?</text:span></text:p>
      <text:p text:style-name="P33"/>
      <text:p text:style-name="p1"><text:span text:style-name="T6">They were FC geometries. This point has been clarified in the Computational Details session</text:span></text:p>
      <text:p text:style-name="P33"/>
      <text:p text:style-name="p1"><text:soft-page-break/><text:span text:style-name="T8">17) In the same section, are the structures taken from the literature all minima w.r.t the electronic structure method used? Especially the S1 and S2 EOM-CCSD structures which are only described as “stationary points”. The motivation for using such a plethora of structures for adenine and uracil should be explained.</text:span></text:p>
      <text:p text:style-name="P33"/>
      <text:p text:style-name="P31"><text:span text:style-name="T6">We have now clarified in the text the reasons for the different structures used. For adenine, in particular, it is still quite debated whether the ground-state structure is planar or not. We chose therefore to use both a planar and a non-planar structure and showed that, despite some slight modifications in the spectra, the assignments are identical for both geometries. For uracil, one should keep in mind that the TR-NEXAFS is measured at different time delays between the pump and the probe, so that the system undergoes non-radiative relaxation. Instead of sampling geometries during the wavepacket’s dynamics, we have here considered “representative” structures. The DFT ones were taken from the literature, where reported as ‘minima’. We also optimized both structure at the EOM-CCSD level by first order method (zero-gradient) and found two stationary states. As we did not perform the Hessian calculation, it is safer to refer to them as stationary points. </text:span></text:p>
      <text:p text:style-name="P33"/>
      <text:p text:style-name="p1"><text:span text:style-name="T8">18) The comparison to [24] is not as extensive as it could/should be. Beyond the small number of cases where are smaller absolute shift is cited, does the use of the FC approximation improve the spectrum at all? How much is computation time reduced? Are there any cases in which all-electron correlation would instead be preferable?</text:span></text:p>
      <text:p text:style-name="P33"/>
      <text:p text:style-name="P31"><text:span text:style-name="T6">A comprehensive answer to all these questions requires an extensive benchmark study, which we are working on but we believe goes beyond the specific purpose of this manuscript. So far, our experience is, that the spectra obtained in the FC approximation are practically identical to those obtained in the AE case, as we also mention in the manuscript. </text:span></text:p>
      <text:p text:style-name="P31"><text:span text:style-name="T6">As for the reduction of computation time, we could not carry out a fully consistent comparison, since the AE method we did not implement the AE method in the code used for the FC calculations. All AE calculations were done with a different quantum-chemical package. </text:span></text:p>
      <text:p text:style-name="P31"><text:span text:style-name="T6">However, the reductions are obvious: we reduced the number of excitations in the ground state calculation, and explicitly restrict the single excitations in the EOM target space to those originating from just a few core orbitals (1 per each nucleus that is active at the chosen edge). This is done analytically, and not via an “</text:span><text:span text:style-name="T8">a posteriori</text:span><text:span text:style-name="T6">” projection applied at each iteration of the diagonalization of the effective Hamiltonian. </text:span></text:p>
      <text:p text:style-name="P34"/>
      <text:p text:style-name="p1"><text:span text:style-name="T8">19) Also in comparison with [24], it would seem that the only really fair comparison would be when using pCVXZ basis sets. Does the improvement in the absolute shift persist in this basis? Re computational cost of pCVXZ and AE vs. FC, can the authors comment on how using the core-including basis and core-correlation on only ONE atomic center might affect computational effort and accuracy?</text:span></text:p>
      <text:p text:style-name="P35"/>
      <text:p text:style-name="p1"><text:span text:style-name="T6">We show in the manuscript that for Ne and H</text:span><text:span text:style-name="T19">2</text:span><text:span text:style-name="T6">O the improvement over AE calculations is present also when using CVXZ basis sets. Again,</text:span><text:span text:style-name="T8"> </text:span><text:span text:style-name="T6">for a more complete comparison, we refer to benchmark study that we </text:span><text:span text:style-name="T21">are </text:span><text:span text:style-name="T6">preparing. </text:span></text:p>
      <text:p text:style-name="P35"/>
      <text:p text:style-name="p1"><text:span text:style-name="T17">20) In many cases, the absolute shifts in the figures and in the text do not agree, e.g. the discussion of Fig. 4.</text:span></text:p>
      <text:p text:style-name="P37"><text:soft-page-break/></text:p>
      <text:p text:style-name="p1"><text:span text:style-name="T17">21) In Fig. 4 and other busy figures, sub-figure labels should be used.</text:span></text:p>
      <text:p text:style-name="P37"/>
      <text:p text:style-name="p1"><text:span text:style-name="T17">22) To more easily connect Fig. 6 and Table 1, either band labels (A-E) should be used or the</text:span></text:p>
      <text:p text:style-name="p1"><text:span text:style-name="T17">energy of the transition listed in Table 1.</text:span></text:p>
      <text:p text:style-name="P33"/>
      <text:p text:style-name="p1"><text:span text:style-name="T8">23) In Table 1 and following, it would be helpful to tabulate &lt;r^2&gt; of the particle in order to measure Rydberg character.</text:span></text:p>
      <text:p text:style-name="P35"/>
      <text:p text:style-name="p1"><text:span text:style-name="T6">WE TRIED THIS, BUT THE RESULTS ARE NOT SO CLEAR. DOES THE &lt;r2&gt; ACTUALLY WORK FOR CORE? I SUGGEST WE POSTPONE THIS TO THE BENCHMARK AS WELL. </text:span></text:p>
      <text:p text:style-name="P33"/>
      <text:p text:style-name="p1"><text:span text:style-name="T8">24) Esp. for the F edge of vinylfluoride in particular, it would be helpful to mention the experimental resolution.</text:span></text:p>
      <text:p text:style-name="P33"/>
      <text:p text:style-name="p1"><text:span text:style-name="T17">25) In Fig. 8, the O2 shoulder should be marked with an asterisk.</text:span></text:p>
      <text:p text:style-name="P33"/>
      <text:p text:style-name="p1"><text:span text:style-name="T8">26) Regarding the computed O3 peak at ca. 533.5 eV, is it the authors’ opinion that in a more exact calculation that this band would merge with the one at ~535 to form the one experimental band measured? Given the accuracy of the method for other strong peaks in this region for other molecules, what is the reason for the discrepancy here?</text:span></text:p>
      <text:p text:style-name="P33"/>
      <text:p text:style-name="p1"><text:span text:style-name="T6">Difficult to say, but we believe one needs to use a method that include triple excitations to better reproduce the spectrum of O</text:span><text:span text:style-name="T19">3 </text:span><text:span text:style-name="T6">(as shown in the literature for other properties of this molecule)</text:span><text:bookmark text:name="_GoBack"/></text:p>
      <text:p text:style-name="P33"/>
      <text:p text:style-name="p1"><text:span text:style-name="T8">27) The OCDFT calculations of Evangelista et al. for adenine are mentioned, but their results are not compared to the present work.</text:span></text:p>
      <text:p text:style-name="P33"/>
      <text:p text:style-name="p1"><text:span text:style-name="T6">28) Re the discrepancy for the high-energy peaks in Fig. 9, I assume that the lack of Rydberg functions is to blame. Can the authors comment?</text:span></text:p>
      <text:p text:style-name="P33"/>
      <text:p text:style-name="p1"><text:span text:style-name="T8">29) In section 4.2, previous results on thymine are mentioned. How does the current method compare for that system?</text:span></text:p>
      <text:p text:style-name="P33"/>
      <text:p text:style-name="p1"><text:span text:style-name="T6">We have not explicitly computed the spectra of thymine.</text:span></text:p>
      <text:p text:style-name="P33"/>
      <text:p text:style-name="p1"><text:span text:style-name="T8">30) Figures 10 and 11 are rather repetitive and space-consuming. Perhaps the spectra at the different geometries could be displayed stacked? This would also help to pick out differences.</text:span></text:p>
      <text:p text:style-name="P35"/>
      <text:p text:style-name="p1"><text:span text:style-name="T6">Figures </text:span><text:span text:style-name="T22">are</text:span><text:span text:style-name="T6"> </text:span><text:span text:style-name="T21">have</text:span><text:span text:style-name="T7"> </text:span><text:span text:style-name="T6">been merged</text:span></text:p>
      <text:p text:style-name="P33"/>
      <text:p text:style-name="p1"><text:span text:style-name="T6">31) Same for Figs. 12 and 13, and then the size of the spectra could also be increased.</text:span></text:p>
      <text:p text:style-name="P33"/>
      <text:p text:style-name="p1"><text:span text:style-name="T17">32) [33] is a duplicate of [22]</text:span></text:p>
      <text:p text:style-name="P33"/>
      <text:p text:style-name="p1"><text:span text:style-name="T17">33) The citation of CFOUR in [64] should give the full, current citation as listed on cfour.de.</text:span></text:p>
      <text:p text:style-name="P33"><text:soft-page-break/></text:p>
      <text:p text:style-name="p1"><text:span text:style-name="T8">34) The equations in the supplementary material should be very carefully checked, as there are a number of inconsistencies and errors.</text:span></text:p>
      <text:p text:style-name="P33"/>
      <text:p text:style-name="p1"><text:span text:style-name="T6">Done</text:span></text:p>
      <text:p text:style-name="P33"/>
      <text:p text:style-name="P33"/>
      <text:p text:style-name="p1"><text:span text:style-name="T8">a. Consistent use of the common notation with creation operator labels on top and</text:span></text:p>
      <text:p text:style-name="p1"><text:span text:style-name="T8">annihilation operator labels on bottom would help in reading and verifying the</text:span></text:p>
      <text:p text:style-name="p1"><text:span text:style-name="T8">equations.</text:span></text:p>
      <text:p text:style-name="p1"><text:span text:style-name="T8">b. The sign of the last term(s) in (S3) is incorrect.</text:span></text:p>
      <text:p text:style-name="p1"><text:span text:style-name="T8">c. In the third-to-last line of (S15), k_v should be K.</text:span></text:p>
      <text:p text:style-name="p1"><text:span text:style-name="T8">d. In the last term of the 6</text:span><text:span text:style-name="s1"><text:span text:style-name="T8">th </text:span></text:span><text:span text:style-name="T8">line of Table S1, k_v k_v should be j_v k_v.</text:span></text:p>
      <text:p text:style-name="p1"><text:span text:style-name="T8">e. In the last term of the 11</text:span><text:span text:style-name="s1"><text:span text:style-name="T8">th </text:span></text:span><text:span text:style-name="T8">line of Table S1, bc should be ac.</text:span></text:p>
      <text:p text:style-name="p1"><text:span text:style-name="T8">f. In the 13</text:span><text:span text:style-name="s1"><text:span text:style-name="T8">th </text:span></text:span><text:span text:style-name="T8">and 14</text:span><text:span text:style-name="s1"><text:span text:style-name="T8">th </text:span></text:span><text:span text:style-name="T8">lines of Table S1, there are numerous inconsistencies w.r.t.</text:span></text:p>
      <text:p text:style-name="p1"><text:span text:style-name="T8">the labeling of abc.</text:span></text:p>
      <text:p text:style-name="p1"><text:span text:style-name="T8">g. In order to be consistent, the LHS of (S18) and (S19) should be switched. In (S18),</text:span></text:p>
      <text:p text:style-name="p1"><text:span text:style-name="T8">r should have IK and l should have j_v K as well.</text:span></text:p>
      <text:p text:style-name="p1"><text:span text:style-name="T8">h. The P-(IJ) operator is not defined, nor used at all in supplementary section 1.1.</text:span></text:p>
      <text:p text:style-name="p1"><text:span text:style-name="T8">Consistent definition and use of the permutation operator would simplify the</text:span></text:p>
      <text:p text:style-name="p1"><text:span text:style-name="T8">equations (P(ab) as well).</text:span></text:p>
      <text:p text:style-name="p1"><text:span text:style-name="T8">i. In essentially all of the doubles-doubles ring terms for EOMIP (except the last</text:span></text:p>
      <text:p text:style-name="p1"><text:span text:style-name="T8">two terms of (S42)?), the sign seems to be wrong.</text:span></text:p>
      <text:p text:style-name="p1"><text:span text:style-name="T8">j. Equation label (S39) is extraneous.</text:span></text:p>
      <text:p text:style-name="p1"><text:span text:style-name="T8">k. The middle term on the second line of (S40) is missing a ó.</text:span></text:p>
      <text:p text:style-name="p1"><text:span text:style-name="T8">l. The third term of (S42) should have k_v not K.</text:span></text:p>
      <text:p text:style-name="p1"><text:span text:style-name="T8">m. In supplementary section 1.2.3, why is there no separate equation for</text:span></text:p>
      <text:p text:style-name="p1"><text:span text:style-name="T8">\gamma_{i_v J}?</text:span></text:p>
      <text:p text:style-name="p1"><text:span text:style-name="T8">n. Regarding all of the density matrix expressions, the equations are not explicitly symmetrized as written, but additional checking is necessary to make sure that the proper asymmetric elements are given correctly.</text:span></text:p>
      <text:p text:style-name="P13"><draw:frame draw:style-name="fr1" draw:name="logohide3" text:anchor-type="char" svg:x="6.878in" svg:y="0.6299in" svg:width="0.4472in" svg:height="0.648in" draw:z-index="12"><draw:image xlink:href="Pictures/10001C86000004720000067015E3F7000B5081D1.wmf" xlink:type="simple" xlink:show="embed" xlink:actuate="onLoad" loext:mime-type="image/x-wmf"/><draw:image xlink:href="Pictures/100002010000002B0000003EC06920DF5BCE9EB2.png" xlink:type="simple" xlink:show="embed" xlink:actuate="onLoad"/><svg:desc>Logo</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da" fo:country="DK" style:letter-kerning="false" style:font-name-asian="Times New Roman1" style:font-size-asian="10pt" style:language-asian="da" style:country-asian="D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Arial" fo:font-size="12pt" fo:language="da" fo:country="DK" style:letter-kerning="false" style:font-name-asian="Times New Roman1" style:font-size-asian="10pt" style:language-asian="da" style:country-asian="DK"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2" fo:widows="2" style:writing-mode="lr-tb"/>
      <style:text-properties style:font-name="Times New Roman" fo:font-family="'Times New Roman'" style:font-family-generic="roman" style:font-pitch="variable" fo:font-size="12pt" fo:language="en" fo:country="GB" style:font-size-asian="12pt" style:language-asian="en" style:country-asian="GB"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List" style:family="paragraph" style:parent-style-name="Standard" style:default-outline-level="" style:class="list">
      <style:paragraph-properties fo:margin-left="0.1965in" fo:margin-right="0in" fo:margin-top="0in" fo:margin-bottom="0in" loext:contextual-spacing="true" style:line-height-at-least="0.1945in" fo:text-indent="-0.1965in" style:auto-text-indent="false"/>
      <style:text-properties style:font-name="Arial" fo:font-family="Arial" style:font-family-generic="roman" style:font-pitch="variable" fo:font-size="10pt" fo:language="da" fo:country="DK" style:font-size-asian="10pt" style:language-asian="da" style:country-asian="DK" style:font-size-complex="10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style:line-height-at-least="0.1945in" fo:keep-with-next="always"/>
      <style:text-properties style:font-name="Arial" fo:font-family="Arial" style:font-family-generic="roman" style:font-pitch="variable" fo:font-size="10pt" fo:language="da" fo:country="DK" fo:font-weight="bold" style:font-size-asian="10pt" style:language-asian="da" style:country-asian="DK"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style:line-height-at-least="0.1945in" fo:keep-with-next="always"/>
      <style:text-properties style:font-name="Arial" fo:font-family="Arial" style:font-family-generic="roman" style:font-pitch="variable" fo:language="da" fo:country="DK" fo:font-weight="bold" style:language-asian="da" style:country-asian="DK"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style:line-height-at-least="0.1945in" fo:keep-with-next="always"/>
      <style:text-properties style:font-name="Arial" fo:font-family="Arial" style:font-family-generic="roman" style:font-pitch="variable" fo:font-size="10pt" fo:language="da" fo:country="DK" fo:font-weight="bold" style:font-size-asian="10pt" style:language-asian="da" style:country-asian="DK"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style:line-height-at-least="0.1945in"/>
      <style:text-properties style:font-name="Arial" fo:font-family="Arial" style:font-family-generic="roman" style:font-pitch="variable" fo:font-size="10pt" fo:language="da" fo:country="DK" fo:font-weight="bold" style:font-size-asian="10pt" style:language-asian="da" style:country-asian="DK" style:font-weight-asian="bold" style:font-size-complex="10pt"/>
    </style:style>
    <style:style style:name="Heading_20_5" style:display-name="Heading 5" style:family="paragraph" style:parent-style-name="Standard" style:next-style-name="Standard" style:default-outline-level="5" style:list-style-name="" style:class="text">
      <style:text-properties fo:font-weight="bold" style:font-weight-asian="bold"/>
    </style:style>
    <style:style style:name="Heading_20_6" style:display-name="Heading 6" style:family="paragraph" style:parent-style-name="Standard" style:next-style-name="Standard" style:default-outline-level="6" style:list-style-name="" style:class="text">
      <style:text-properties fo:font-weight="bold" style:font-weight-asian="bold"/>
    </style:style>
    <style:style style:name="Heading_20_7" style:display-name="Heading 7" style:family="paragraph" style:parent-style-name="Standard" style:next-style-name="Standard" style:default-outline-level="7" style:list-style-name="" style:class="text">
      <style:text-properties fo:font-weight="bold" style:font-weight-asian="bold"/>
    </style:style>
    <style:style style:name="Heading_20_8" style:display-name="Heading 8" style:family="paragraph" style:parent-style-name="Standard" style:next-style-name="Standard" style:default-outline-level="8" style:list-style-name="" style:class="text">
      <style:text-properties fo:font-weight="bold" style:font-weight-asian="bold"/>
    </style:style>
    <style:style style:name="Heading_20_9" style:display-name="Heading 9" style:family="paragraph" style:parent-style-name="Standard" style:next-style-name="Standard" style:default-outline-level="9" style:list-style-name="" style:class="text">
      <style:text-properties fo:font-weight="bold" style:font-weight-asian="bold"/>
    </style:style>
    <style:style style:name="Header" style:family="paragraph" style:parent-style-name="Standard" style:default-outline-level="" style:class="extra">
      <style:paragraph-properties style:line-height-at-least="0.1945in">
        <style:tab-stops>
          <style:tab-stop style:position="3.3465in" style:type="center"/>
          <style:tab-stop style:position="6.6929in" style:type="right"/>
        </style:tab-stops>
      </style:paragraph-properties>
      <style:text-properties style:font-name="Arial" fo:font-family="Arial" style:font-family-generic="roman" style:font-pitch="variable" fo:font-size="10pt" fo:language="da" fo:country="DK" style:font-size-asian="10pt" style:language-asian="da" style:country-asian="DK" style:font-size-complex="10pt"/>
    </style:style>
    <style:style style:name="Footer" style:family="paragraph" style:parent-style-name="Standard" style:default-outline-level="" style:class="extra">
      <style:paragraph-properties style:line-height-at-least="0.1945in">
        <style:tab-stops>
          <style:tab-stop style:position="3.3465in" style:type="center"/>
          <style:tab-stop style:position="6.6929in" style:type="right"/>
        </style:tab-stops>
      </style:paragraph-properties>
      <style:text-properties style:font-name="Arial" fo:font-family="Arial" style:font-family-generic="roman" style:font-pitch="variable" fo:font-size="8pt" fo:language="da" fo:country="DK" style:font-size-asian="8pt" style:language-asian="da" style:country-asian="DK" style:font-size-complex="10pt"/>
    </style:style>
    <style:style style:name="Template" style:family="paragraph" style:default-outline-level="">
      <style:paragraph-properties style:line-height-at-least="0.1665in" fo:text-align="start" style:justify-single-word="false" fo:orphans="2" fo:widows="2" style:writing-mode="lr-tb"/>
      <style:text-properties fo:font-size="8pt" style:font-size-asian="8pt" style:font-size-complex="12pt"/>
    </style:style>
    <style:style style:name="Template_20_-_20_Adresse" style:display-name="Template - Adresse" style:family="paragraph" style:parent-style-name="Template" style:default-outline-level="">
      <style:paragraph-properties>
        <style:tab-stops>
          <style:tab-stop style:position="0.2756in"/>
        </style:tab-stops>
      </style:paragraph-properties>
    </style:style>
    <style:style style:name="Template_20_-_20_Afdeling" style:display-name="Template - Afdeling" style:family="paragraph" style:parent-style-name="Template" style:default-outline-level="">
      <style:text-properties fo:font-weight="bold" style:font-weight-asian="bold"/>
    </style:style>
    <style:style style:name="Template_20_-_20_CVR" style:display-name="Template - CVR" style:family="paragraph" style:parent-style-name="Template" style:default-outline-level="">
      <style:text-properties fo:color="#707173" fo:font-size="6pt" style:font-size-asian="6pt"/>
    </style:style>
    <style:style style:name="Afsender_20_titel" style:display-name="Afsender titel" style:family="paragraph" style:parent-style-name="Standard" style:default-outline-level="">
      <style:text-properties fo:font-style="italic" style:font-style-asian="italic"/>
    </style:style>
    <style:style style:name="caption" style:family="paragraph" style:parent-style-name="Standard" style:next-style-name="Standard" style:default-outline-level="">
      <style:text-properties fo:font-size="9pt" fo:font-weight="bold" style:font-size-asian="9pt" style:font-weight-asian="bold" style:font-weight-complex="bold"/>
    </style:style>
    <style:style style:name="Endnote" style:family="paragraph" style:parent-style-name="Standard" style:default-outline-level="" style:class="extra">
      <style:paragraph-properties style:line-height-at-least="0.1665in"/>
      <style:text-properties fo:font-size="8pt" style:font-size-asian="8pt"/>
    </style:style>
    <style:style style:name="Footnote" style:family="paragraph" style:parent-style-name="Standard" style:default-outline-level="" style:class="extra">
      <style:paragraph-properties style:line-height-at-least="0.1665in"/>
      <style:text-properties fo:font-size="8pt" style:font-size-asian="8pt"/>
    </style:style>
    <style:style style:name="Info" style:family="paragraph" style:parent-style-name="Standard" style:default-outline-level="">
      <style:paragraph-properties fo:text-align="end" style:justify-single-word="false"/>
    </style:style>
    <style:style style:name="List_20_Bullet" style:display-name="List Bullet" style:family="paragraph" style:parent-style-name="Standard" style:default-outline-level="">
      <style:paragraph-properties fo:margin-top="0in" fo:margin-bottom="0in" loext:contextual-spacing="tru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Default" style:family="paragraph" style:default-outline-level="">
      <style:paragraph-properties fo:text-align="start" style:justify-single-word="false" fo:orphans="2" fo:widows="2" style:writing-mode="lr-tb"/>
      <style:text-properties fo:color="#000000" fo:font-size="12pt" style:font-size-asian="12pt" style:font-name-complex="Arial1" style:font-family-complex="Arial" style:font-family-generic-complex="system" style:font-pitch-complex="variable" style:font-size-complex="12pt"/>
    </style:style>
    <style:style style:name="Template_20_-_20_Dok_20_navn" style:display-name="Template - Dok navn" style:family="paragraph" style:parent-style-name="Template" style:default-outline-level="">
      <style:paragraph-properties style:line-height-at-least="0.1945in"/>
      <style:text-properties fo:text-transform="uppercase" fo:font-size="14pt" fo:font-weight="bold" style:font-size-asian="14pt" style:font-weight-asian="bold"/>
    </style:style>
    <style:style style:name="Udvalg" style:family="paragraph" style:parent-style-name="Standard" style:default-outline-level="">
      <style:text-properties fo:font-weight="bold" style:font-weight-asian="bold"/>
    </style:style>
    <style:style style:name="Billag_2f_Dagsorden" style:display-name="Billag/Dagsorden" style:family="paragraph" style:parent-style-name="Udvalg" style:next-style-name="Standard" style:default-outline-level="">
      <style:text-properties fo:font-size="10pt" style:font-size-asian="10pt"/>
    </style:style>
    <style:style style:name="Tilstede_2f_fraværende" style:display-name="Tilstede/fraværende" style:family="paragraph" style:parent-style-name="Standard" style:next-style-name="Standard" style:default-outline-level="">
      <style:text-properties fo:font-size="9pt" fo:font-weight="bold" style:font-size-asian="9pt" style:font-weight-asian="bold"/>
    </style:style>
    <style:style style:name="List_20_Number" style:display-name="List Number" style:family="paragraph" style:parent-style-name="Standard" style:default-outline-level="">
      <style:paragraph-properties fo:margin-top="0in" fo:margin-bottom="0in" loext:contextual-spacing="tru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Template_20_-_20_Fortroligt_2f_Internt" style:display-name="Template - Fortroligt/Internt" style:family="paragraph" style:parent-style-name="Template" style:default-outline-level="">
      <style:text-properties fo:text-transform="uppercase" fo:font-size="14pt" fo:font-weight="bold" style:font-size-asian="14pt" style:font-weight-asian="bold"/>
    </style:style>
    <style:style style:name="table_20_of_20_authorities" style:display-name="table of authorities" style:family="paragraph" style:parent-style-name="Standard" style:next-style-name="Standard" style:default-outline-level="">
      <style:paragraph-properties fo:margin-left="0.139in" fo:margin-right="0in" fo:text-indent="-0.139in" style:auto-text-indent="false"/>
    </style:style>
    <style:style style:name="table_20_of_20_figures" style:display-name="table of figures" style:family="paragraph" style:parent-style-name="Standard" style:nex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ff9900" style:shadow="#000000 0.0035in 0.0035in"/>
      <style:text-properties fo:color="#ff9900" style:font-name="Calibri" fo:font-family="Calibri" style:font-family-generic="roman" style:font-pitch="variable" fo:font-style="italic" style:font-name-asian="ＭＳ 明朝" style:font-family-asian="'ＭＳ 明朝'" style:font-family-generic-asian="system" style:font-pitch-asian="variable" style:font-style-asian="italic" style:font-name-complex="F" style:font-family-generic-complex="system" style:font-pitch-complex="variable"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in" fo:margin-right="0in" fo:margin-top="0in" fo:margin-bottom="0in" loext:contextual-spacing="false" fo:text-indent="0.25in" style:auto-text-indent="false"/>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default-outline-level="">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default-outline-level="">
      <style:paragraph-properties fo:margin-left="2.9528in" fo:margin-right="0in"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 style:display-name="E-mail Signature" style:family="paragraph" style:parent-style-name="Standard" style:default-outline-level=""/>
    <style:style style:name="envelope_20_address" style:display-name="envelope address" style:family="paragraph" style:parent-style-name="Standard" style:default-outline-level="">
      <style:paragraph-properties fo:margin-left="2in" fo:margin-right="0in" fo:text-indent="0in" style:auto-text-indent="false"/>
      <style:text-properties style:font-name="Cambria" fo:font-family="Cambria" style:font-family-generic="roman" style:font-pitch="variable" fo:language="da" fo:country="DK" style:font-name-asian="ＭＳ ゴシック" style:font-family-asian="'ＭＳ ゴシック'" style:font-family-generic-asian="system" style:font-pitch-asian="variable" style:language-asian="da" style:country-asian="DK" style:font-name-complex="F" style:font-family-generic-complex="system" style:font-pitch-complex="variable"/>
    </style:style>
    <style:style style:name="envelope_20_return" style:display-name="envelope return" style:family="paragraph" style:parent-style-name="Standard" style:default-outline-level="">
      <style:text-properties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text-properties style:font-name="Arial" fo:font-family="Arial" style:font-family-generic="roman" style:font-pitch="variable" fo:font-size="10pt" fo:language="da" fo:country="DK" style:font-size-asian="10pt" style:language-asian="da" style:country-asian="DK" style:font-size-complex="10pt"/>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ff9900"/>
      <style:text-properties fo:color="#ff9900" fo:font-style="italic" fo:font-weight="bold" style:font-style-asian="italic" style:font-weight-asian="bold" style:font-style-complex="italic" style:font-weight-complex="bold"/>
    </style:style>
    <style:style style:name="List_20_2" style:display-name="List 2" style:family="paragraph" style:parent-style-name="Standard" style:default-outline-level="" style:class="list">
      <style:paragraph-properties fo:margin-left="0.3929in" fo:margin-right="0in" fo:margin-top="0in" fo:margin-bottom="0in" loext:contextual-spacing="true" fo:text-indent="-0.1965in" style:auto-text-indent="false"/>
    </style:style>
    <style:style style:name="List_20_3" style:display-name="List 3" style:family="paragraph" style:parent-style-name="Standard" style:default-outline-level="" style:class="list">
      <style:paragraph-properties fo:margin-left="0.5898in" fo:margin-right="0in" fo:margin-top="0in" fo:margin-bottom="0in" loext:contextual-spacing="true" fo:text-indent="-0.1965in" style:auto-text-indent="false"/>
    </style:style>
    <style:style style:name="List_20_4" style:display-name="List 4" style:family="paragraph" style:parent-style-name="Standard" style:default-outline-level="" style:class="list">
      <style:paragraph-properties fo:margin-left="0.7862in" fo:margin-right="0in" fo:margin-top="0in" fo:margin-bottom="0in" loext:contextual-spacing="true" fo:text-indent="-0.1965in" style:auto-text-indent="false"/>
    </style:style>
    <style:style style:name="List_20_5" style:display-name="List 5" style:family="paragraph" style:parent-style-name="Standard" style:default-outline-level="" style:class="list">
      <style:paragraph-properties fo:margin-left="0.9827in" fo:margin-right="0in" fo:margin-top="0in" fo:margin-bottom="0in" loext:contextual-spacing="true" fo:text-indent="-0.1965in" style:auto-text-indent="false"/>
    </style:style>
    <style:style style:name="List_20_Bullet_20_2" style:display-name="List Bullet 2" style:family="paragraph" style:parent-style-name="Standard" style:default-outline-level="">
      <style:paragraph-properties fo:margin-top="0in" fo:margin-bottom="0in" loext:contextual-spacing="true"/>
    </style:style>
    <style:style style:name="List_20_Bullet_20_3" style:display-name="List Bullet 3" style:family="paragraph" style:parent-style-name="Standard" style:default-outline-level="">
      <style:paragraph-properties fo:margin-top="0in" fo:margin-bottom="0in" loext:contextual-spacing="true"/>
    </style:style>
    <style:style style:name="List_20_Bullet_20_4" style:display-name="List Bullet 4" style:family="paragraph" style:parent-style-name="Standard" style:default-outline-level="">
      <style:paragraph-properties fo:margin-top="0in" fo:margin-bottom="0in" loext:contextual-spacing="true"/>
    </style:style>
    <style:style style:name="List_20_Bullet_20_5" style:display-name="List Bullet 5" style:family="paragraph" style:parent-style-name="Standard" style:default-outline-level="">
      <style:paragraph-properties fo:margin-top="0in" fo:margin-bottom="0in" loext:contextual-spacing="true"/>
    </style:style>
    <style:style style:name="List_20_Continue" style:display-name="List Continue" style:family="paragraph" style:parent-style-name="Standard" style:default-outline-level="">
      <style:paragraph-properties fo:margin-left="0.196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3929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5898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0.7862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0.9827in" fo:margin-right="0in" fo:margin-top="0in" fo:margin-bottom="0.083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in" loext:contextual-spacing="true"/>
    </style:style>
    <style:style style:name="List_20_Number_20_3" style:display-name="List Number 3" style:family="paragraph" style:parent-style-name="Standard" style:default-outline-level="">
      <style:paragraph-properties fo:margin-top="0in" fo:margin-bottom="0in" loext:contextual-spacing="true"/>
    </style:style>
    <style:style style:name="List_20_Number_20_4" style:display-name="List Number 4" style:family="paragraph" style:parent-style-name="Standard" style:default-outline-level="">
      <style:paragraph-properties fo:margin-top="0in" fo:margin-bottom="0in" loext:contextual-spacing="true"/>
    </style:style>
    <style:style style:name="List_20_Number_20_5" style:display-name="List Number 5" style:family="paragraph" style:parent-style-name="Standard" style:default-outline-level="">
      <style:paragraph-properties fo:margin-top="0in" fo:margin-bottom="0in" loext:contextual-spacing="tru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loext:graphic-properties draw:fill="solid" draw:fill-color="#cccccc"/>
      <style:paragraph-properties fo:margin-left="0.7874in" fo:margin-right="0in" fo:text-indent="-0.7874in" style:auto-text-indent="false" fo:background-color="#cccccc" fo:padding="0.0138in" fo:border="0.74pt solid #000000"/>
      <style:text-properties style:font-name="Cambria" fo:font-family="Cambria"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style style:name="Normal_20_Indent" style:display-name="Normal Indent" style:family="paragraph" style:parent-style-name="Standard" style:default-outline-level="">
      <style:paragraph-properties fo:margin-left="0.9055in" fo:margin-right="0in" style:line-height-at-least="0.1945in" fo:text-indent="0in" style:auto-text-indent="false"/>
      <style:text-properties style:font-name="Arial" fo:font-family="Arial" style:font-family-generic="roman" style:font-pitch="variable" fo:font-size="10pt" fo:language="da" fo:country="DK" style:font-size-asian="10pt" style:language-asian="da" style:country-asian="DK" style:font-size-complex="10pt"/>
    </style:style>
    <style:style style:name="Note_20_Heading" style:display-name="Note Heading"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Quote" style:family="paragraph" style:parent-style-name="Standard" style:next-style-name="Standard" style:default-outline-level="">
      <style:text-properties fo:color="#000000" fo:font-style="italic" style:font-style-asian="italic" style:font-style-complex="italic"/>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2.9528in" fo:margin-right="0in" fo:text-indent="0in" style:auto-text-indent="false"/>
    </style:style>
    <style:style style:name="Subtitle" style:family="paragraph" style:parent-style-name="Standard" style:next-style-name="Standard" style:default-outline-level="" style:class="chapter">
      <style:text-properties fo:color="#ff9900" style:font-name="Cambria" fo:font-family="Cambria" style:font-family-generic="roman" style:font-pitch="variable" fo:letter-spacing="0.0102i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ff9900"/>
      <style:text-properties fo:color="#720000" style:font-name="Cambria" fo:font-family="Cambria" style:font-family-generic="roman" style:font-pitch="variable" fo:font-size="26pt" fo:letter-spacing="0.0035in" fo:language="da" fo:country="DK" style:letter-kerning="true" style:font-name-asian="ＭＳ ゴシック" style:font-family-asian="'ＭＳ ゴシック'" style:font-family-generic-asian="system" style:font-pitch-asian="variable" style:font-size-asian="26pt" style:language-asian="da" style:country-asian="DK" style:font-name-complex="F" style:font-family-generic-complex="system" style:font-pitch-complex="variable" style:font-size-complex="26pt"/>
    </style:style>
    <style:style style:name="toa_20_heading" style:display-name="toa heading" style:family="paragraph" style:parent-style-name="Standard" style:next-style-name="Standard" style:default-outline-level="">
      <style:paragraph-properties fo:margin-top="0.0835in" fo:margin-bottom="0in" loext:contextual-spacing="false"/>
      <style:text-properties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line-height-at-least="0.1945in"/>
      <style:text-properties style:font-name="Arial" fo:font-family="Arial" style:font-family-generic="roman" style:font-pitch="variable" fo:font-size="10pt" fo:language="da" fo:country="DK" style:font-size-asian="10pt" style:language-asian="da" style:country-asian="DK" style:font-size-complex="10pt"/>
    </style:style>
    <style:style style:name="Contents_20_2" style:display-name="Contents 2" style:family="paragraph" style:parent-style-name="Standard" style:next-style-name="Standard" style:auto-update="true" style:default-outline-level="" style:class="index">
      <style:paragraph-properties fo:margin-left="0.139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paragraph-properties fo:margin-top="0.3335in" fo:margin-bottom="0in" loext:contextual-spacing="false" fo:keep-together="always"/>
      <style:text-properties fo:color="#bf7200" style:font-name="Cambria" fo:font-family="Cambria" style:font-family-generic="roman" style:font-pitch="variable" fo:font-size="14pt" style:font-name-asian="ＭＳ ゴシック" style:font-family-asian="'ＭＳ ゴシック'" style:font-family-generic-asian="system" style:font-pitch-asian="variable" style:font-size-asian="14pt" style:font-name-complex="F" style:font-family-generic-complex="system" style:font-pitch-complex="variable" style:font-size-complex="14pt"/>
    </style:style>
    <style:style style:name="p1" style:family="paragraph" style:parent-style-name="Standard" style:default-outline-level="">
      <style:text-properties style:font-name="Helvetica" fo:font-family="Helvetica" style:font-family-generic="roman" style:font-pitch="variable" fo:font-size="9pt" style:font-size-asian="9pt"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Times New Roman" fo:font-family="'Times New Roman'" style:font-family-generic="roman" style:font-pitch="variable" style:text-underline-style="none"/>
    </style:style>
    <style:style style:name="FollowedHyperlink" style:family="text" style:parent-style-name="Default_20_Paragraph_20_Font">
      <style:text-properties style:use-window-font-color="true" style:font-name="Verdana" fo:font-family="Verdana" style:font-family-generic="roman" style:font-pitch="variable" style:text-underline-style="none"/>
    </style:style>
    <style:style style:name="Endnote_20_Symbol" style:display-name="Endnote Symbol" style:family="text" style:parent-style-name="Default_20_Paragraph_20_Font">
      <style:text-properties style:text-position="super 58%" style:font-name="Arial" fo:font-family="Arial" style:font-family-generic="roman" style:font-pitch="variable" fo:font-size="8pt" style:font-size-asian="8pt"/>
    </style:style>
    <style:style style:name="Endnote_20_anchor" style:display-name="Endnote anchor" style:family="text">
      <style:text-properties style:text-position="super 58%" style:font-name="Arial" fo:font-family="Arial" style:font-family-generic="roman" style:font-pitch="variable" fo:font-size="8pt" style:font-size-asian="8pt"/>
    </style:style>
    <style:style style:name="Footnote_20_Symbol" style:display-name="Footnote Symbol" style:family="text" style:parent-style-name="Default_20_Paragraph_20_Font">
      <style:text-properties style:text-position="super 58%" style:font-name="Arial" fo:font-family="Arial" style:font-family-generic="roman" style:font-pitch="variable" fo:font-size="8pt" style:font-size-asian="8pt"/>
    </style:style>
    <style:style style:name="Footnote_20_anchor" style:display-name="Footnote anchor" style:family="text">
      <style:text-properties style:text-position="super 58%" style:font-name="Arial" fo:font-family="Arial" style:font-family-generic="roman" style:font-pitch="variable" fo:font-size="8pt" style:font-size-asian="8pt"/>
    </style:style>
    <style:style style:name="page_20_number" style:display-name="page number" style:family="text" style:parent-style-name="Default_20_Paragraph_20_Font">
      <style:text-properties style:font-name="Arial" fo:font-family="Arial" style:font-family-generic="roman" style:font-pitch="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Body_20_Text_20_First_20_Indent_20_Char" style:display-name="Body Text First Indent Char" style:family="text" style:parent-style-name="Body_20_Text_20_Char"/>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Body_20_Text_20_Indent_20_2_20_Char" style:display-name="Body Text Indent 2 Char" style:family="text" style:parent-style-name="Default_20_Paragraph_20_Font"/>
    <style:style style:name="Body_20_Text_20_Indent_20_3_20_Char" style:display-name="Body Text Indent 3 Char" style:family="text" style:parent-style-name="Default_20_Paragraph_20_Font">
      <style:text-properties fo:font-size="8pt" style:font-size-asian="8pt" style:font-size-complex="8pt"/>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Closing_20_Char" style:display-name="Closing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Date_20_Char" style:display-name="Date Char" style:family="text" style:parent-style-name="Default_20_Paragraph_20_Font"/>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ail_20_Signature_20_Char" style:display-name="E-mail Signature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HTML_20_Address_20_Char" style:display-name="HTML Address Ch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ff9900" fo:font-style="italic" fo:font-weight="bold" style:font-style-asian="italic" style:font-weight-asian="bold" style:font-style-complex="italic" style:font-weight-complex="bold"/>
    </style:style>
    <style:style style:name="Intense_20_Quote_20_Char" style:display-name="Intense Quote Char" style:family="text" style:parent-style-name="Default_20_Paragraph_20_Font">
      <style:text-properties fo:color="#ff9900"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99cc33" fo:letter-spacing="0.0035in" style:text-underline-style="solid" style:text-underline-width="auto" style:text-underline-color="font-color" fo:font-weight="bold" style:font-weight-asian="bold" style:font-weight-complex="bold"/>
    </style:style>
    <style:style style:name="line_20_number" style:display-name="line number" style:family="text" style:parent-style-name="Default_20_Paragraph_20_Font"/>
    <style:style style:name="Macro_20_Text_20_Char" style:display-name="Macro Text Ch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_20_Char" style:display-name="Message Header Char" style:family="text" style:parent-style-name="Default_20_Paragraph_20_Font">
      <style:text-properties style:font-name="Cambria" fo:font-family="Cambria" style:font-family-generic="roman" style:font-pitch="variable" fo:font-size="12pt" fo:background-color="#cccccc" style:font-name-asian="ＭＳ ゴシック" style:font-family-asian="'ＭＳ ゴシック'" style:font-family-generic-asian="system" style:font-pitch-asian="variable" style:font-size-asian="12pt" style:font-name-complex="F" style:font-family-generic-complex="system" style:font-pitch-complex="variable" style:font-size-complex="12pt"/>
    </style:style>
    <style:style style:name="Note_20_Heading_20_Char" style:display-name="Note Heading Char" style:family="text" style:parent-style-name="Default_20_Paragraph_20_Font"/>
    <style:style style:name="Placeholder_20_Text" style:display-name="Placeholder Text" style:family="text" style:parent-style-name="Default_20_Paragraph_20_Font">
      <style:text-properties fo:color="#808080"/>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Quote_20_Char" style:display-name="Quote Char" style:family="text" style:parent-style-name="Default_20_Paragraph_20_Font">
      <style:text-properties fo:color="#000000" fo:font-style="italic" style:font-style-asian="italic" style:font-style-complex="italic"/>
    </style:style>
    <style:style style:name="Salutation_20_Char" style:display-name="Salutation Char" style:family="text" style:parent-style-name="Default_20_Paragraph_20_Font"/>
    <style:style style:name="Signature_20_Char" style:display-name="Signature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fo:color="#ff9900"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le_20_Reference" style:display-name="Subtle Reference" style:family="text" style:parent-style-name="Default_20_Paragraph_20_Font">
      <style:text-properties fo:font-variant="small-caps" fo:color="#99cc33" style:text-underline-style="solid" style:text-underline-width="auto" style:text-underline-color="font-color"/>
    </style:style>
    <style:style style:name="Title_20_Char" style:display-name="Title Char" style:family="text" style:parent-style-name="Default_20_Paragraph_20_Font">
      <style:text-properties fo:color="#720000"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apple-converted-space" style:family="text" style:parent-style-name="Default_20_Paragraph_20_Font"/>
    <style:style style:name="Heading_20_4_20_Char" style:display-name="Heading 4 Char" style:family="text" style:parent-style-name="Default_20_Paragraph_20_Font">
      <style:text-properties fo:font-weight="bold" style:font-weight-asian="bold"/>
    </style:style>
    <style:style style:name="s1" style:family="text" style:parent-style-name="Default_20_Paragraph_20_Font">
      <style:text-properties style:font-name="Helvetica" fo:font-family="Helvetica" style:font-family-generic="roman" style:font-pitch="variable" fo:font-size="6pt" style:font-size-asian="6pt" style:font-size-complex="6pt"/>
    </style:style>
    <style:style style:name="ListLabel_20_1" style:display-name="ListLabel 1" style:family="text">
      <style:text-properties style:use-window-font-color="true" fo:font-size="11.5pt" style:font-size-asian="11.5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fo:font-style="normal" fo:font-weight="normal" style:font-size-asian="10pt" style:font-style-asian="normal" style:font-weight-asian="normal" style:font-size-complex="10pt"/>
    </style:style>
    <style:style style:name="ListLabel_20_6" style:display-name="ListLabel 6" style:family="text">
      <style:text-properties style:font-name="Calibri" fo:font-family="Calibri" style:font-family-generic="roman" style:font-pitch="variable" fo:font-size="9pt" fo:language="en" fo:country="GB" style:font-size-asian="9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2362in" fo:text-indent="-0.2362in" fo:margin-left="0.2362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2021in" fo:margin-left="-0.0014in" fo:margin-top="0in" fo:margin-bottom="0in" table:align="left" style:writing-mode="lr-tb"/>
    </style:style>
    <style:style style:name="Table1.A" style:family="table-column">
      <style:table-column-properties style:column-width="1.8743in"/>
    </style:style>
    <style:style style:name="Table1.B" style:family="table-column">
      <style:table-column-properties style:column-width="1.2792in"/>
    </style:style>
    <style:style style:name="Table1.C" style:family="table-column">
      <style:table-column-properties style:column-width="4.0486in"/>
    </style:style>
    <style:style style:name="Table1.1" style:family="table-row">
      <style:table-row-properties style:min-row-height="1.1458in" fo:keep-together="auto"/>
    </style:style>
    <style:style style:name="Table1.A1" style:family="table-cell">
      <style:table-cell-properties fo:padding="0in" fo:border="none"/>
    </style:style>
    <style:style style:name="Table1.B1" style:family="table-cell">
      <style:table-cell-properties fo:padding-left="0in" fo:padding-right="0.3153in" fo:padding-top="0in" fo:padding-bottom="0in" fo:border="none"/>
    </style:style>
    <style:style style:name="Table1.C1" style:family="table-cell">
      <style:table-cell-properties fo:padding-left="0in" fo:padding-right="0.1576in" fo:padding-top="0in" fo:padding-bottom="0in" fo:border="none"/>
    </style:style>
    <style:style style:name="MP1" style:family="paragraph" style:parent-style-name="Template_20_-_20_Fortroligt_2f_Internt">
      <style:paragraph-properties fo:text-align="center" style:justify-single-word="false"/>
    </style:style>
    <style:style style:name="MP2" style:family="paragraph" style:parent-style-name="Frame_20_contents">
      <style:paragraph-properties fo:text-align="end" style:justify-single-word="false"/>
    </style:style>
    <style:style style:name="MP3" style:family="paragraph">
      <loext:graphic-properties draw:fill="none"/>
      <style:paragraph-properties fo:text-align="start"/>
      <style:text-properties fo:font-size="18pt"/>
    </style:style>
    <style:style style:name="MP4" style:family="paragraph" style:parent-style-name="Template_20_-_20_Adresse">
      <style:paragraph-properties>
        <style:tab-stops>
          <style:tab-stop style:position="0.2736in"/>
        </style:tab-stops>
      </style:paragraph-properties>
    </style:style>
    <style:style style:name="MP5" style:family="paragraph" style:parent-style-name="Footer">
      <style:text-properties fo:language="en" fo:country="GB"/>
    </style:style>
    <style:style style:name="MT1" style:family="text">
      <style:text-properties style:use-window-font-color="true"/>
    </style:style>
    <style:style style:name="MT2" style:family="text">
      <style:text-properties style:font-name="Calibri" fo:font-size="9pt" fo:language="en" fo:country="GB" style:font-size-asian="9pt" style:font-size-complex="9pt"/>
    </style:style>
    <style:style style:name="MT3" style:family="text">
      <style:text-properties style:font-name="Calibri" fo:font-size="9pt" fo:language="en" fo:country="GB" fo:font-weight="normal" style:font-size-asian="9pt" style:font-weight-asian="normal" style:font-size-complex="9pt"/>
    </style:style>
    <style:style style:name="MT4" style:family="text">
      <style:text-properties style:font-name="Calibri" fo:language="en" fo:country="GB" style:font-size-complex="8pt"/>
    </style:style>
    <style:style style:name="Mfr1" style:family="graphic" style:parent-style-name="Graphics">
      <style:graphic-properties fo:margin-left="0.1252in" fo:margin-right="0.133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91in" fo:margin-top="0in" fo:margin-bottom="0.0016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parent-style-name="Graphics">
      <style:graphic-properties draw:stroke="none" svg:stroke-width="0in" draw:fill="none" draw:textarea-vertical-align="top" draw:auto-grow-height="false" fo:min-height="0.3528in" fo:min-width="0.4098in" fo:padding-top="0in" fo:padding-bottom="0in" fo:padding-left="0in" fo:padding-right="0in" fo:wrap-option="wrap" fo:margin-left="0.1252in" fo:margin-right="0.1252in" fo:margin-top="0.0028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2756in" fo:margin-bottom="0.0862in" fo:margin-left="0.9846in" fo:margin-right="0.9846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799in" fo:margin-left="0in" fo:margin-right="0in" fo:margin-bottom="1.2402in" style:dynamic-spacing="true"/>
      </style:header-style>
      <style:footer-style>
        <style:header-footer-properties fo:min-height="1.3311in" fo:margin-left="0in" fo:margin-right="0in" fo:margin-top="1.2917in" style:dynamic-spacing="true"/>
      </style:footer-style>
    </style:page-layout>
  </office:automatic-styles>
  <office:master-styles>
    <style:master-page style:name="Standard" style:page-layout-name="Mpm1">
      <style:header>
        <text:p text:style-name="MP1"><draw:frame draw:style-name="Mfr1" draw:name="LOGO_B_HIDE_1_1" text:anchor-type="char" svg:x="6.878in" svg:y="0.6299in" svg:width="0.4492in" svg:height="0.652in" draw:z-index="9"><draw:image xlink:href="Pictures/10001C86000004720000067015E3F7000B5081D1.wmf" xlink:type="simple" xlink:show="embed" xlink:actuate="onLoad" loext:mime-type="image/x-wmf"/><draw:image xlink:href="Pictures/100002010000002B0000003EC06920DF5BCE9EB2.png" xlink:type="simple" xlink:show="embed" xlink:actuate="onLoad"/></draw:frame><text:bookmark text:name="SD_USR_Classification_N1"/></text:p>
      </style:header>
      <style:footer>
        <text:p text:style-name="MP1"><text:bookmark text:name="SD_USR_Classification_N2"/></text:p>
        <text:p text:style-name="Footer"><draw:custom-shape text:anchor-type="paragraph" draw:z-index="21" draw:name="Text Box 15" draw:style-name="Mgr1" draw:text-style-name="MP3" svg:width="0.4094in" svg:height="0.3524in" svg:x="6.8827in" svg:y="10.7217in"><text:p text:style-name="MP2"><text:span text:style-name="page_20_number"><text:span text:style-name="MT1"><text:page-number text:select-page="current">8</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1" style:next-style-name="Standard">
      <style:header>
        <text:p text:style-name="Header"><draw:frame draw:style-name="Mfr2" draw:name="LOGO_A_HIDE_1_2" text:anchor-type="char" svg:x="0.9839in" svg:y="0.6689in" svg:width="0.7874in" svg:height="0.1654in" draw:z-index="10"><draw:image xlink:href="Pictures/10002ECA000007E1000001A857AEE1FECD5FC598.wmf" xlink:type="simple" xlink:show="embed" xlink:actuate="onLoad" loext:mime-type="image/x-wmf"/><draw:image xlink:href="Pictures/100002010000004C00000010E18EC3ED735E7085.png" xlink:type="simple" xlink:show="embed" xlink:actuate="onLoad"/></draw:frame><draw:frame draw:style-name="Mfr2" draw:name="Image1" text:anchor-type="char" svg:x="0.9839in" svg:y="0.6689in" svg:width="0.7874in" svg:height="0.1654in" draw:z-index="0"><draw:image xlink:href="Pictures/10002ECA000007E1000001A857AEE1FECD5FC598.wmf" xlink:type="simple" xlink:show="embed" xlink:actuate="onLoad" loext:mime-type="image/x-wmf"/><draw:image xlink:href="Pictures/100002010000004C00000010E18EC3ED735E7085.png" xlink:type="simple" xlink:show="embed" xlink:actuate="onLoad"/></draw:frame><draw:frame draw:style-name="Mfr1" draw:name="LOGO_B_HIDE_1_2" text:anchor-type="char" svg:x="6.878in" svg:y="0.6299in" svg:width="0.4492in" svg:height="0.652in" draw:z-index="11"><draw:image xlink:href="Pictures/10001C86000004720000067015E3F7000B5081D1.wmf" xlink:type="simple" xlink:show="embed" xlink:actuate="onLoad" loext:mime-type="image/x-wmf"/><draw:image xlink:href="Pictures/100002010000002B0000003EC06920DF5BCE9EB2.png" xlink:type="simple" xlink:show="embed" xlink:actuate="onLoad"/></draw:frame></text:p>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mplate_20_-_20_Adresse"><text:span text:style-name="MT2">Technical University of Denmark</text:span></text:p>
              <text:p text:style-name="Template_20_-_20_Afdeling"><text:span text:style-name="MT2">Department of Chemistry<text:line-break/></text:span></text:p>
              <text:p text:style-name="Template_20_-_20_Afdeling"><text:span text:style-name="MT3">Marta López Vidal, PhD student</text:span></text:p>
            </table:table-cell>
            <table:table-cell table:style-name="Table1.B1" office:value-type="string">
              <text:p text:style-name="Template_20_-_20_Adresse"><text:bookmark-start text:name="SD_OFF_Address"/><text:span text:style-name="MT2">Kemitorvet</text:span><text:bookmark-end text:name="SD_OFF_Address"/></text:p>
              <text:p text:style-name="Template_20_-_20_Adresse"><text:bookmark-start text:name="SD_OFF_Department"/><text:bookmark-start text:name="HIF_SD_OFF_Department"/><text:span text:style-name="MT2">Building 207</text:span><text:bookmark-end text:name="SD_OFF_Department"/></text:p>
              <text:p text:style-name="Template_20_-_20_Adresse"><text:bookmark-end text:name="HIF_SD_OFF_Department"/><text:bookmark-start text:name="HIF_SD_OFF_City"/><text:bookmark-start text:name="SD_OFF_City"/><text:span text:style-name="MT2">2800 Kgs. Lyngby</text:span><text:bookmark-end text:name="HIF_SD_OFF_City"/><text:bookmark-end text:name="SD_OFF_City"/><text:span text:style-name="MT2"> Denmark <text:s text:c="23"/></text:span></text:p>
            </table:table-cell>
            <table:table-cell table:style-name="Table1.C1" office:value-type="string">
              <text:p text:style-name="MP4"><text:bookmark-start text:name="SD_LAN_Tlf"/><text:bookmark-start text:name="HIF_SD_OFF_Phone"/><text:span text:style-name="MT2">Tlf.</text:span><text:bookmark-end text:name="SD_LAN_Tlf"/><text:bookmark-start text:name="SD_OFF_Phone"/><text:bookmark text:name="SD_LAN_Plus45"/><text:span text:style-name="MT2"> <text:s text:c="4"/>+45 45 25 23 35</text:span><text:bookmark-end text:name="HIF_SD_OFF_Phone"/><text:bookmark-end text:name="SD_OFF_Phone"/><text:bookmark-start text:name="HIF_SD_USR_DirectPhone"/><text:span text:style-name="MT2"> <text:s text:c="7"/></text:span></text:p>
              <text:p text:style-name="Template_20_-_20_Adresse"><text:bookmark-end text:name="HIF_SD_USR_DirectPhone"/><text:bookmark-start text:name="HIF_SD_OFF_Phone_2"/><text:span text:style-name="MT2">Fax</text:span><text:bookmark-start text:name="SD_OFF_Phone_2"/><text:bookmark text:name="SD_LAN_Plus45_N2"/><text:span text:style-name="MT2"> <text:s text:c="4"/>+45 45 88 31 36</text:span><text:bookmark-end text:name="HIF_SD_OFF_Phone_2"/><text:bookmark-end text:name="SD_OFF_Phone_2"/></text:p>
              <text:p text:style-name="Template_20_-_20_Adresse"><text:span text:style-name="MT2">E-mail <text:s/></text:span><text:a xlink:type="simple" xlink:href="mailto:soco@kemi.dtu.dk" text:style-name="ListLabel_20_6" text:visited-style-name="ListLabel_20_6"><text:span text:style-name="Internet_20_link"><text:span text:style-name="MT2">soco@kemi.dtu.dk</text:span></text:span></text:a><text:span text:style-name="MT4"> http://www.kemi.dtu.dk/english/research/physicalchemistry/femtokemi/soniacoriani</text:span><text:bookmark text:name="SD_USR_Email"/></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Wium</meta:initial-creator>
    <meta:editing-cycles>16</meta:editing-cycles>
    <meta:print-date>2018-10-10T10:12:00</meta:print-date>
    <meta:creation-date>2018-10-10T10:12:00</meta:creation-date>
    <dc:date>2019-01-03T16:52:57.875665162</dc:date>
    <meta:editing-duration>PT9H8M15S</meta:editing-duration>
    <meta:generator>LibreOffice/6.0.7.3$Linux_X86_64 LibreOffice_project/00m0$Build-3</meta:generator>
    <meta:document-statistic meta:table-count="1" meta:image-count="5" meta:object-count="0" meta:page-count="10" meta:paragraph-count="135" meta:word-count="4205" meta:character-count="26359" meta:non-whitespace-character-count="22218"/>
    <meta:user-defined meta:name="AppVersion">15.0000</meta:user-defined>
    <meta:user-defined meta:name="Company">skabelondesign</meta:user-defined>
    <meta:user-defined meta:name="DocSecurity" meta:value-type="float">0</meta:user-defined>
    <meta:user-defined meta:name="DocumentInfoFinished">True</meta:user-defined>
    <meta:user-defined meta:name="HyperlinksChanged" meta:value-type="boolean">false</meta:user-defined>
    <meta:user-defined meta:name="LinksUpToDate" meta:value-type="boolean">false</meta:user-defined>
    <meta:user-defined meta:name="SD_BrandingGraphicBehavior" meta:value-type="string">Standard</meta:user-defined>
    <meta:user-defined meta:name="SD_CtlText_Generelt_Classification" meta:value-type="string">(Ingen)</meta:user-defined>
    <meta:user-defined meta:name="SD_CtlText_Generelt_JournalNo" meta:value-type="string"/>
    <meta:user-defined meta:name="SD_CtlText_Usersettings_Userprofile" meta:value-type="string">Standard</meta:user-defined>
    <meta:user-defined meta:name="SD_DocumentLanguage" meta:value-type="string">da-DK</meta:user-defined>
    <meta:user-defined meta:name="SD_DocumentLanguageString" meta:value-type="string">Dansk</meta:user-defined>
    <meta:user-defined meta:name="SD_OFF_Identity" meta:value-type="string">DTU Kemi</meta:user-defined>
    <meta:user-defined meta:name="SD_Office_SD_OFF_Address" meta:value-type="string">Kemitorvet</meta:user-defined>
    <meta:user-defined meta:name="SD_Office_SD_OFF_Address_EN" meta:value-type="string">Kemitorvet</meta:user-defined>
    <meta:user-defined meta:name="SD_Office_SD_OFF_ArtworkDefinition" meta:value-type="string">Standard</meta:user-defined>
    <meta:user-defined meta:name="SD_Office_SD_OFF_CVR" meta:value-type="string">DK 30 06 09 46</meta:user-defined>
    <meta:user-defined meta:name="SD_Office_SD_OFF_CVR_EN" meta:value-type="string">DK 30 06 09 46</meta:user-defined>
    <meta:user-defined meta:name="SD_Office_SD_OFF_City" meta:value-type="string">2800 Kgs. Lyngby</meta:user-defined>
    <meta:user-defined meta:name="SD_Office_SD_OFF_City_EN" meta:value-type="string">2800 Kgs. Lyngby*Denmark</meta:user-defined>
    <meta:user-defined meta:name="SD_Office_SD_OFF_ColorTheme" meta:value-type="string">DTU</meta:user-defined>
    <meta:user-defined meta:name="SD_Office_SD_OFF_DTUNavn" meta:value-type="string">Danmarks Tekniske Universitet</meta:user-defined>
    <meta:user-defined meta:name="SD_Office_SD_OFF_DTUNavn_EN" meta:value-type="string">Technical University of Denmark</meta:user-defined>
    <meta:user-defined meta:name="SD_Office_SD_OFF_Department" meta:value-type="string">Bygning 207</meta:user-defined>
    <meta:user-defined meta:name="SD_Office_SD_OFF_Department_EN" meta:value-type="string">Building 207</meta:user-defined>
    <meta:user-defined meta:name="SD_Office_SD_OFF_FriseName" meta:value-type="string">Chemistry_frise.png</meta:user-defined>
    <meta:user-defined meta:name="SD_Office_SD_OFF_Group" meta:value-type="string">Institut</meta:user-defined>
    <meta:user-defined meta:name="SD_Office_SD_OFF_ID" meta:value-type="string">33</meta:user-defined>
    <meta:user-defined meta:name="SD_Office_SD_OFF_Identity" meta:value-type="string">DTU Kemi</meta:user-defined>
    <meta:user-defined meta:name="SD_Office_SD_OFF_ImageDefinition" meta:value-type="string">Udkast</meta:user-defined>
    <meta:user-defined meta:name="SD_Office_SD_OFF_LogoName" meta:value-type="string">Kemi_%IANA%.wmf</meta:user-defined>
    <meta:user-defined meta:name="SD_Office_SD_OFF_Name" meta:value-type="string">Institut for Kemi</meta:user-defined>
    <meta:user-defined meta:name="SD_Office_SD_OFF_Name_EN" meta:value-type="string">Department of Chemistry</meta:user-defined>
    <meta:user-defined meta:name="SD_Office_SD_OFF_PELogoName" meta:value-type="string">Chemistry_SecondLogo_%IANA%.png</meta:user-defined>
    <meta:user-defined meta:name="SD_Office_SD_OFF_Phone" meta:value-type="string">45 25 24 19</meta:user-defined>
    <meta:user-defined meta:name="SD_Office_SD_OFF_Phone_2" meta:value-type="string">45 88 31 36</meta:user-defined>
    <meta:user-defined meta:name="SD_Office_SD_OFF_Phone_2_EN" meta:value-type="string">45 88 31 36</meta:user-defined>
    <meta:user-defined meta:name="SD_Office_SD_OFF_Phone_EN" meta:value-type="string">45 25 24 19</meta:user-defined>
    <meta:user-defined meta:name="SD_Office_SD_OFF_Web" meta:value-type="string">www.kemi.dtu.dk</meta:user-defined>
    <meta:user-defined meta:name="SD_Office_SD_OFF_Workarea" meta:value-type="string">DTU Kemi, Danmarks Tekniske Universitet</meta:user-defined>
    <meta:user-defined meta:name="SD_Office_SD_OFF_Workarea_EN" meta:value-type="string">DTU Chemistry, Technical University of Denmark</meta:user-defined>
    <meta:user-defined meta:name="SD_ShowDocumentInfo" meta:value-type="string">True</meta:user-defined>
    <meta:user-defined meta:name="SD_ShowGeneralPanel" meta:value-type="string">True</meta:user-defined>
    <meta:user-defined meta:name="SD_USR_Department" meta:value-type="string"/>
    <meta:user-defined meta:name="SD_USR_DirectPhone" meta:value-type="string"/>
    <meta:user-defined meta:name="SD_USR_Email" meta:value-type="string"/>
    <meta:user-defined meta:name="SD_USR_Initials" meta:value-type="string"/>
    <meta:user-defined meta:name="SD_USR_Name" meta:value-type="string">Jan Wium</meta:user-defined>
    <meta:user-defined meta:name="SD_USR_Title" meta:value-type="string">Specialkonsulent, Kommunikation</meta:user-defined>
    <meta:user-defined meta:name="SD_UserprofileName" meta:value-type="string">Standard</meta:user-defined>
    <meta:user-defined meta:name="ScaleCrop" meta:value-type="boolean">false</meta:user-defined>
    <meta:user-defined meta:name="ShareDoc" meta:value-type="boolean">false</meta:user-defined>
    <meta:template xlink:type="simple" xlink:actuate="onRequest" xlink:title="C:\ProgramData\SkabelonDesign\Shared\Templates\WE\Brev.dotm" xlink:href=""/>
  </office:meta>
</office:document-meta>
</file>